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Ubuntu" svg:font-family="Ubuntu"/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style:font-name="Times New Roman" fo:font-size="12pt" fo:font-style="italic" fo:font-weight="bold" style:font-size-asian="12pt" style:font-style-asian="italic" style:font-weight-asian="bold" style:font-name-complex="Times New Roman2" style:font-size-complex="12pt" style:font-style-complex="italic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2pt" fo:background-color="#ffffff" style:font-size-asian="12pt" style:font-name-complex="Times New Roman2" style:font-size-complex="12pt"/>
    </style:style>
    <style:style style:name="P4" style:family="paragraph" style:parent-style-name="Standard">
      <style:paragraph-properties fo:margin-top="0cm" fo:margin-bottom="0cm" loext:contextual-spacing="false" fo:line-height="150%"/>
      <style:text-properties style:font-name="Times New Roman" fo:font-size="12pt" fo:background-color="#ffffff" style:font-size-asian="12pt" style:font-name-complex="Times New Roman2" style:font-size-complex="12pt"/>
    </style:style>
    <style:style style:name="P5" style:family="paragraph" style:parent-style-name="Standard">
      <style:paragraph-properties fo:margin-top="0cm" fo:margin-bottom="0cm" loext:contextual-spacing="false" fo:line-height="150%"/>
      <style:text-properties style:font-name="Times New Roman" fo:font-size="12pt" style:font-size-asian="12pt" style:font-name-complex="Times New Roman2" style:font-size-complex="12pt" style:font-style-complex="italic"/>
    </style:style>
    <style:style style:name="P6" style:family="paragraph" style:parent-style-name="List_20_Paragraph">
      <style:paragraph-properties fo:margin-top="0cm" fo:margin-bottom="0cm" loext:contextual-spacing="false" fo:line-height="150%"/>
      <style:text-properties style:font-name="Times New Roman" fo:font-size="12pt" fo:font-weight="normal" fo:background-color="#ffffff" style:font-size-asian="12pt" style:font-weight-asian="normal" style:font-name-complex="Times New Roman2" style:font-size-complex="12pt"/>
    </style:style>
    <style:style style:name="P7" style:family="paragraph" style:parent-style-name="List_20_Paragraph">
      <style:paragraph-properties fo:margin-top="0cm" fo:margin-bottom="0cm" loext:contextual-spacing="false" fo:line-height="150%"/>
      <style:text-properties style:font-name="Times New Roman" fo:font-size="12pt" officeooo:paragraph-rsid="007e454b" fo:background-color="#ffffff" style:font-size-asian="12pt" style:font-name-complex="Times New Roman2" style:font-size-complex="12pt"/>
    </style:style>
    <style:style style:name="P8" style:family="paragraph" style:parent-style-name="List_20_Paragraph">
      <style:paragraph-properties fo:margin-top="0cm" fo:margin-bottom="0cm" loext:contextual-spacing="false" fo:line-height="150%"/>
      <style:text-properties style:font-name="Times New Roman" fo:font-size="12pt" officeooo:paragraph-rsid="00802547" fo:background-color="#ffffff" style:font-size-asian="12pt" style:font-name-complex="Times New Roman2" style:font-size-complex="12pt"/>
    </style:style>
    <style:style style:name="P9" style:family="paragraph" style:parent-style-name="List_20_Paragraph">
      <style:paragraph-properties fo:margin-top="0cm" fo:margin-bottom="0cm" loext:contextual-spacing="false" fo:line-height="150%"/>
      <style:text-properties style:font-name="Times New Roman" fo:font-size="12pt" officeooo:paragraph-rsid="00921e86" fo:background-color="#ffffff" style:font-size-asian="12pt" style:font-name-complex="Times New Roman2" style:font-size-complex="12pt"/>
    </style:style>
    <style:style style:name="P10" style:family="paragraph" style:parent-style-name="List_20_Paragraph">
      <style:paragraph-properties fo:margin-top="0cm" fo:margin-bottom="0cm" loext:contextual-spacing="false" fo:line-height="150%"/>
      <style:text-properties style:font-name="Times New Roman" fo:font-size="12pt" officeooo:paragraph-rsid="00a7ba16" fo:background-color="#ffffff" style:font-size-asian="12pt" style:font-name-complex="Times New Roman2" style:font-size-complex="12pt"/>
    </style:style>
    <style:style style:name="P11" style:family="paragraph" style:parent-style-name="List_20_Paragraph">
      <style:paragraph-properties fo:margin-top="0cm" fo:margin-bottom="0cm" loext:contextual-spacing="false" fo:line-height="150%"/>
      <style:text-properties style:font-name="Times New Roman" fo:font-size="12pt" officeooo:rsid="007918a3" officeooo:paragraph-rsid="007918a3" fo:background-color="#ffffff" style:font-size-asian="12pt" style:font-name-complex="Times New Roman2" style:font-size-complex="12pt"/>
    </style:style>
    <style:style style:name="P12" style:family="paragraph" style:parent-style-name="List_20_Paragraph">
      <style:paragraph-properties fo:margin-top="0cm" fo:margin-bottom="0cm" loext:contextual-spacing="false" fo:line-height="150%"/>
      <style:text-properties style:font-name="Times New Roman" fo:font-size="12pt" officeooo:rsid="007918a3" officeooo:paragraph-rsid="008e369f" fo:background-color="#ffffff" style:font-size-asian="12pt" style:font-name-complex="Times New Roman2" style:font-size-complex="12pt"/>
    </style:style>
    <style:style style:name="P13" style:family="paragraph" style:parent-style-name="List_20_Paragraph">
      <style:paragraph-properties fo:margin-top="0cm" fo:margin-bottom="0cm" loext:contextual-spacing="false" fo:line-height="150%"/>
      <style:text-properties style:font-name="Times New Roman" fo:font-size="12pt" officeooo:rsid="008d667d" officeooo:paragraph-rsid="008d667d" fo:background-color="#ffffff" style:font-size-asian="12pt" style:font-name-complex="Times New Roman2" style:font-size-complex="12pt"/>
    </style:style>
    <style:style style:name="P14" style:family="paragraph" style:parent-style-name="List_20_Paragraph">
      <style:paragraph-properties fo:margin-top="0cm" fo:margin-bottom="0cm" loext:contextual-spacing="false" fo:line-height="150%"/>
      <style:text-properties style:font-name="Times New Roman" fo:font-size="12pt" officeooo:rsid="007b5b62" officeooo:paragraph-rsid="00914f18" fo:background-color="#ffffff" style:font-size-asian="12pt" style:font-name-complex="Times New Roman2" style:font-size-complex="12pt"/>
    </style:style>
    <style:style style:name="P15" style:family="paragraph" style:parent-style-name="List_20_Paragraph">
      <style:paragraph-properties fo:margin-top="0cm" fo:margin-bottom="0cm" loext:contextual-spacing="false" fo:line-height="150%"/>
      <style:text-properties style:font-name="Times New Roman" fo:font-size="12pt" officeooo:rsid="0090122e" officeooo:paragraph-rsid="0090122e" fo:background-color="#ffffff" style:font-size-asian="12pt" style:font-name-complex="Times New Roman2" style:font-size-complex="12pt"/>
    </style:style>
    <style:style style:name="P16" style:family="paragraph" style:parent-style-name="List_20_Paragraph">
      <style:paragraph-properties fo:margin-top="0cm" fo:margin-bottom="0cm" loext:contextual-spacing="false" fo:line-height="150%"/>
      <style:text-properties style:font-name="Times New Roman" fo:font-size="12pt" officeooo:rsid="0091b061" officeooo:paragraph-rsid="0091b061" fo:background-color="#ffffff" style:font-size-asian="12pt" style:font-name-complex="Times New Roman2" style:font-size-complex="12pt"/>
    </style:style>
    <style:style style:name="P17" style:family="paragraph" style:parent-style-name="List_20_Paragraph">
      <style:paragraph-properties fo:margin-top="0cm" fo:margin-bottom="0cm" loext:contextual-spacing="false" fo:line-height="150%"/>
      <style:text-properties style:font-name="Times New Roman" fo:font-size="12pt" officeooo:rsid="0092e246" officeooo:paragraph-rsid="0092e246" fo:background-color="#ffffff" style:font-size-asian="12pt" style:font-name-complex="Times New Roman2" style:font-size-complex="12pt"/>
    </style:style>
    <style:style style:name="P18" style:family="paragraph" style:parent-style-name="List_20_Paragraph">
      <style:paragraph-properties fo:margin-top="0cm" fo:margin-bottom="0cm" loext:contextual-spacing="false" fo:line-height="150%"/>
      <style:text-properties officeooo:paragraph-rsid="0093ac80"/>
    </style:style>
    <style:style style:name="P19" style:family="paragraph" style:parent-style-name="List_20_Paragraph">
      <style:paragraph-properties fo:margin-top="0cm" fo:margin-bottom="0cm" loext:contextual-spacing="false" fo:line-height="150%"/>
      <style:text-properties officeooo:paragraph-rsid="00a60cbb"/>
    </style:style>
    <style:style style:name="P20" style:family="paragraph" style:parent-style-name="Standard">
      <style:paragraph-properties fo:margin-left="0.501cm" fo:margin-right="0cm" fo:margin-top="0cm" fo:margin-bottom="0cm" loext:contextual-spacing="false" fo:line-height="150%" fo:text-indent="-1.251cm" style:auto-text-indent="false"/>
      <style:text-properties style:font-name="Times New Roman" fo:font-size="12pt" fo:background-color="#ffffff" style:font-size-asian="12pt" style:font-name-complex="Times New Roman2" style:font-size-complex="12pt"/>
    </style:style>
    <style:style style:name="P21" style:family="paragraph" style:parent-style-name="List_20_Paragraph">
      <style:paragraph-properties fo:line-height="150%"/>
      <style:text-properties officeooo:paragraph-rsid="0012d3bf"/>
    </style:style>
    <style:style style:name="P22" style:family="paragraph" style:parent-style-name="List_20_Paragraph">
      <style:paragraph-properties fo:line-height="150%"/>
      <style:text-properties style:font-name="Times New Roman" fo:font-size="12pt" fo:background-color="#ffffff" style:font-size-asian="12pt" style:font-name-complex="Times New Roman2" style:font-size-complex="12pt"/>
    </style:style>
    <style:style style:name="P23" style:family="paragraph" style:parent-style-name="List_20_Paragraph">
      <style:paragraph-properties fo:line-height="150%"/>
      <style:text-properties style:font-name="Times New Roman" fo:font-size="12pt" officeooo:paragraph-rsid="0012e76e" fo:background-color="#ffffff" style:font-size-asian="12pt" style:font-name-complex="Times New Roman2" style:font-size-complex="12pt"/>
    </style:style>
    <style:style style:name="P24" style:family="paragraph" style:parent-style-name="List_20_Paragraph">
      <style:paragraph-properties fo:line-height="150%"/>
      <style:text-properties style:font-name="Times New Roman" fo:font-size="12pt" officeooo:paragraph-rsid="009a0e61" fo:background-color="#ffffff" style:font-size-asian="12pt" style:font-name-complex="Times New Roman2" style:font-size-complex="12pt"/>
    </style:style>
    <style:style style:name="P25" style:family="paragraph" style:parent-style-name="List_20_Paragraph">
      <style:paragraph-properties fo:line-height="150%"/>
      <style:text-properties style:font-name="Times New Roman" fo:font-size="12pt" officeooo:rsid="00182e5a" officeooo:paragraph-rsid="00182e5a" fo:background-color="#ffffff" style:font-size-asian="12pt" style:font-name-complex="Times New Roman2" style:font-size-complex="12pt"/>
    </style:style>
    <style:style style:name="P26" style:family="paragraph" style:parent-style-name="List_20_Paragraph">
      <style:paragraph-properties fo:line-height="150%"/>
      <style:text-properties style:font-name="Times New Roman" fo:font-size="12pt" officeooo:rsid="0021a221" officeooo:paragraph-rsid="0021a221" fo:background-color="#ffffff" style:font-size-asian="12pt" style:font-name-complex="Times New Roman2" style:font-size-complex="12pt"/>
    </style:style>
    <style:style style:name="P27" style:family="paragraph" style:parent-style-name="List_20_Paragraph">
      <style:paragraph-properties fo:line-height="150%"/>
      <style:text-properties style:font-name="Times New Roman" fo:font-size="12pt" officeooo:rsid="0015e5e6" officeooo:paragraph-rsid="001614f8" fo:background-color="#ffffff" style:font-size-asian="12pt" style:font-name-complex="Times New Roman2" style:font-size-complex="12pt"/>
    </style:style>
    <style:style style:name="P28" style:family="paragraph" style:parent-style-name="List_20_Paragraph">
      <style:paragraph-properties fo:line-height="150%" fo:text-align="start" style:justify-single-word="false"/>
      <style:text-properties style:font-name="Times New Roman" fo:font-size="12pt" officeooo:rsid="001764d8" officeooo:paragraph-rsid="001764d8" fo:background-color="#ffffff" style:font-size-asian="12pt" style:font-name-complex="Times New Roman2" style:font-size-complex="12pt"/>
    </style:style>
    <style:style style:name="P29" style:family="paragraph" style:parent-style-name="List_20_Paragraph">
      <style:paragraph-properties fo:line-height="150%"/>
      <style:text-properties style:font-name="Times New Roman" fo:font-size="12pt" officeooo:rsid="001ec4d0" officeooo:paragraph-rsid="001ec4d0" fo:background-color="#ffffff" style:font-size-asian="12pt" style:font-name-complex="Times New Roman2" style:font-size-complex="12pt"/>
    </style:style>
    <style:style style:name="P30" style:family="paragraph" style:parent-style-name="List_20_Paragraph">
      <style:paragraph-properties fo:line-height="150%"/>
      <style:text-properties style:font-name="Times New Roman" fo:font-size="12pt" officeooo:rsid="0023363c" officeooo:paragraph-rsid="0023363c" fo:background-color="#ffffff" style:font-size-asian="12pt" style:font-name-complex="Times New Roman2" style:font-size-complex="12pt"/>
    </style:style>
    <style:style style:name="P31" style:family="paragraph" style:parent-style-name="List_20_Paragraph">
      <style:paragraph-properties fo:line-height="150%"/>
      <style:text-properties style:font-name="Times New Roman" fo:font-size="12pt" officeooo:rsid="001dc448" officeooo:paragraph-rsid="001dc448" fo:background-color="#ffffff" style:font-size-asian="12pt" style:font-name-complex="Times New Roman2" style:font-size-complex="12pt"/>
    </style:style>
    <style:style style:name="P32" style:family="paragraph" style:parent-style-name="List_20_Paragraph">
      <style:paragraph-properties fo:line-height="150%"/>
      <style:text-properties style:font-name="Times New Roman" fo:font-size="12pt" officeooo:rsid="001bc59b" officeooo:paragraph-rsid="001bc59b" fo:background-color="#ffffff" style:font-size-asian="12pt" style:font-name-complex="Times New Roman2" style:font-size-complex="12pt"/>
    </style:style>
    <style:style style:name="P33" style:family="paragraph" style:parent-style-name="List_20_Paragraph">
      <style:paragraph-properties fo:line-height="150%"/>
      <style:text-properties style:font-name="Times New Roman" fo:font-size="12pt" officeooo:rsid="002396cc" officeooo:paragraph-rsid="002396cc" fo:background-color="#ffffff" style:font-size-asian="12pt" style:font-name-complex="Times New Roman2" style:font-size-complex="12pt"/>
    </style:style>
    <style:style style:name="P34" style:family="paragraph" style:parent-style-name="List_20_Paragraph">
      <style:paragraph-properties fo:line-height="150%"/>
      <style:text-properties style:font-name="Times New Roman" fo:font-size="12pt" officeooo:rsid="004725d1" officeooo:paragraph-rsid="004725d1" fo:background-color="#ffffff" style:font-size-asian="12pt" style:font-name-complex="Times New Roman2" style:font-size-complex="12pt" style:font-weight-complex="bold"/>
    </style:style>
    <style:style style:name="P35" style:family="paragraph" style:parent-style-name="List_20_Paragraph">
      <style:paragraph-properties fo:line-height="150%"/>
      <style:text-properties style:font-name="Times New Roman" fo:font-size="12pt" officeooo:rsid="001ebe33" officeooo:paragraph-rsid="001ebe33" fo:background-color="#ffffff" style:font-size-asian="12pt" style:font-name-complex="Times New Roman2" style:font-size-complex="12pt" style:font-weight-complex="bold"/>
    </style:style>
    <style:style style:name="P36" style:family="paragraph" style:parent-style-name="List_20_Paragraph">
      <style:paragraph-properties fo:line-height="150%"/>
      <style:text-properties style:font-name="Times New Roman" fo:font-size="12pt" officeooo:rsid="001f759f" officeooo:paragraph-rsid="002067f3" fo:background-color="#ffffff" style:font-size-asian="12pt" style:font-name-complex="Times New Roman2" style:font-size-complex="12pt" style:font-weight-complex="bold"/>
    </style:style>
    <style:style style:name="P37" style:family="paragraph" style:parent-style-name="List_20_Paragraph">
      <style:paragraph-properties fo:line-height="150%"/>
      <style:text-properties style:font-name="Times New Roman" fo:font-size="12pt" officeooo:rsid="001f759f" officeooo:paragraph-rsid="001f759f" fo:background-color="#ffffff" style:font-size-asian="12pt" style:font-name-complex="Times New Roman2" style:font-size-complex="12pt" style:font-weight-complex="bold"/>
    </style:style>
    <style:style style:name="P38" style:family="paragraph" style:parent-style-name="List_20_Paragraph">
      <style:paragraph-properties fo:line-height="150%"/>
      <style:text-properties style:font-name="Times New Roman" fo:font-size="12pt" officeooo:rsid="0049b629" officeooo:paragraph-rsid="0049b629" fo:background-color="#ffffff" style:font-size-asian="12pt" style:font-name-complex="Times New Roman2" style:font-size-complex="12pt" style:font-weight-complex="bold"/>
    </style:style>
    <style:style style:name="P39" style:family="paragraph" style:parent-style-name="List_20_Paragraph">
      <style:paragraph-properties fo:line-height="150%"/>
      <style:text-properties style:font-name="Times New Roman" fo:font-size="12pt" officeooo:rsid="00529ecb" officeooo:paragraph-rsid="00529ecb" fo:background-color="#ffffff" style:font-size-asian="12pt" style:font-name-complex="Times New Roman2" style:font-size-complex="12pt" style:font-weight-complex="bold"/>
    </style:style>
    <style:style style:name="P40" style:family="paragraph" style:parent-style-name="List_20_Paragraph">
      <style:paragraph-properties fo:line-height="150%"/>
      <style:text-properties style:font-name="Times New Roman" fo:font-size="12pt" officeooo:rsid="002b4a64" officeooo:paragraph-rsid="002b4a64" fo:background-color="#ffffff" style:font-size-asian="12pt" style:font-name-complex="Times New Roman2" style:font-size-complex="12pt"/>
    </style:style>
    <style:style style:name="P41" style:family="paragraph" style:parent-style-name="List_20_Paragraph">
      <style:paragraph-properties fo:line-height="150%"/>
      <style:text-properties style:font-name="Times New Roman" fo:font-size="12pt" officeooo:rsid="002d0436" officeooo:paragraph-rsid="002d0436" fo:background-color="#ffffff" style:font-size-asian="12pt" style:font-name-complex="Times New Roman2" style:font-size-complex="12pt"/>
    </style:style>
    <style:style style:name="P42" style:family="paragraph" style:parent-style-name="List_20_Paragraph">
      <style:paragraph-properties fo:line-height="150%"/>
      <style:text-properties style:font-name="Times New Roman" fo:font-size="12pt" officeooo:rsid="004c363f" officeooo:paragraph-rsid="004c363f" fo:background-color="#ffffff" style:font-size-asian="12pt" style:font-name-complex="Times New Roman2" style:font-size-complex="12pt"/>
    </style:style>
    <style:style style:name="P43" style:family="paragraph" style:parent-style-name="List_20_Paragraph">
      <style:paragraph-properties fo:line-height="150%"/>
      <style:text-properties style:font-name="Times New Roman" fo:font-size="12pt" officeooo:rsid="005fc39b" officeooo:paragraph-rsid="005fc39b" fo:background-color="#ffffff" style:font-size-asian="12pt" style:font-name-complex="Times New Roman2" style:font-size-complex="12pt"/>
    </style:style>
    <style:style style:name="P44" style:family="paragraph" style:parent-style-name="List_20_Paragraph">
      <style:paragraph-properties fo:line-height="150%"/>
      <style:text-properties style:font-name="Times New Roman" fo:font-size="12pt" officeooo:rsid="0061b303" officeooo:paragraph-rsid="0061b303" fo:background-color="#ffffff" style:font-size-asian="12pt" style:font-name-complex="Times New Roman2" style:font-size-complex="12pt"/>
    </style:style>
    <style:style style:name="P45" style:family="paragraph" style:parent-style-name="List_20_Paragraph">
      <style:paragraph-properties fo:line-height="150%"/>
      <style:text-properties style:font-name="Times New Roman" fo:font-size="12pt" officeooo:rsid="0027c456" officeooo:paragraph-rsid="0027c456" fo:background-color="#ffffff" style:font-size-asian="12pt" style:font-name-complex="Times New Roman2" style:font-size-complex="12pt"/>
    </style:style>
    <style:style style:name="P46" style:family="paragraph" style:parent-style-name="List_20_Paragraph">
      <style:paragraph-properties fo:line-height="150%"/>
      <style:text-properties style:font-name="Times New Roman" fo:font-size="12pt" officeooo:rsid="004ce097" officeooo:paragraph-rsid="004ce097" fo:background-color="#ffffff" style:font-size-asian="12pt" style:font-name-complex="Times New Roman2" style:font-size-complex="12pt"/>
    </style:style>
    <style:style style:name="P47" style:family="paragraph" style:parent-style-name="List_20_Paragraph">
      <style:paragraph-properties fo:line-height="150%"/>
      <style:text-properties style:font-name="Times New Roman" fo:font-size="12pt" officeooo:rsid="006c2af8" officeooo:paragraph-rsid="006c2af8" fo:background-color="#ffffff" style:font-size-asian="12pt" style:font-name-complex="Times New Roman2" style:font-size-complex="12pt"/>
    </style:style>
    <style:style style:name="P48" style:family="paragraph" style:parent-style-name="List_20_Paragraph">
      <style:paragraph-properties fo:line-height="150%"/>
      <style:text-properties style:font-name="Times New Roman" fo:font-size="12pt" officeooo:rsid="00285466" officeooo:paragraph-rsid="00285466" fo:background-color="#ffffff" style:font-size-asian="12pt" style:font-name-complex="Times New Roman2" style:font-size-complex="12pt"/>
    </style:style>
    <style:style style:name="P49" style:family="paragraph" style:parent-style-name="List_20_Paragraph">
      <style:paragraph-properties fo:line-height="150%"/>
      <style:text-properties style:font-name="Times New Roman" fo:font-size="12pt" officeooo:rsid="0054b837" officeooo:paragraph-rsid="0054b837" fo:background-color="#ffffff" style:font-size-asian="12pt" style:font-name-complex="Times New Roman2" style:font-size-complex="12pt"/>
    </style:style>
    <style:style style:name="P50" style:family="paragraph" style:parent-style-name="List_20_Paragraph">
      <style:paragraph-properties fo:line-height="150%"/>
      <style:text-properties style:font-name="Times New Roman" fo:font-size="12pt" officeooo:rsid="00586d24" officeooo:paragraph-rsid="00586d24" fo:background-color="#ffffff" style:font-size-asian="12pt" style:font-name-complex="Times New Roman2" style:font-size-complex="12pt"/>
    </style:style>
    <style:style style:name="P51" style:family="paragraph" style:parent-style-name="List_20_Paragraph">
      <style:paragraph-properties fo:line-height="150%"/>
      <style:text-properties style:font-name="Times New Roman" fo:font-size="12pt" officeooo:rsid="006dcd59" officeooo:paragraph-rsid="006dcd59" fo:background-color="#ffffff" style:font-size-asian="12pt" style:font-name-complex="Times New Roman2" style:font-size-complex="12pt"/>
    </style:style>
    <style:style style:name="P52" style:family="paragraph" style:parent-style-name="List_20_Paragraph">
      <style:paragraph-properties fo:line-height="150%"/>
      <style:text-properties style:font-name="Times New Roman" fo:font-size="12pt" officeooo:rsid="006dcd59" officeooo:paragraph-rsid="006ddc8e" fo:background-color="#ffffff" style:font-size-asian="12pt" style:font-name-complex="Times New Roman2" style:font-size-complex="12pt"/>
    </style:style>
    <style:style style:name="P53" style:family="paragraph" style:parent-style-name="List_20_Paragraph">
      <style:paragraph-properties fo:line-height="150%"/>
      <style:text-properties style:font-name="Times New Roman" fo:font-size="12pt" officeooo:rsid="006dcd59" officeooo:paragraph-rsid="006f46c9" fo:background-color="#ffffff" style:font-size-asian="12pt" style:font-name-complex="Times New Roman2" style:font-size-complex="12pt"/>
    </style:style>
    <style:style style:name="P54" style:family="paragraph" style:parent-style-name="List_20_Paragraph">
      <style:paragraph-properties fo:line-height="150%"/>
      <style:text-properties style:font-name="Times New Roman" fo:font-size="12pt" officeooo:rsid="006dcd59" officeooo:paragraph-rsid="006fd8c5" fo:background-color="#ffffff" style:font-size-asian="12pt" style:font-name-complex="Times New Roman2" style:font-size-complex="12pt"/>
    </style:style>
    <style:style style:name="P55" style:family="paragraph" style:parent-style-name="List_20_Paragraph">
      <style:paragraph-properties fo:line-height="150%"/>
      <style:text-properties style:font-name="Times New Roman" fo:font-size="12pt" officeooo:rsid="006dcd59" officeooo:paragraph-rsid="0070ad69" fo:background-color="#ffffff" style:font-size-asian="12pt" style:font-name-complex="Times New Roman2" style:font-size-complex="12pt"/>
    </style:style>
    <style:style style:name="P56" style:family="paragraph" style:parent-style-name="List_20_Paragraph">
      <style:paragraph-properties fo:line-height="150%"/>
      <style:text-properties style:font-name="Times New Roman" fo:font-size="12pt" officeooo:rsid="006dcd59" officeooo:paragraph-rsid="0071a1d9" fo:background-color="#ffffff" style:font-size-asian="12pt" style:font-name-complex="Times New Roman2" style:font-size-complex="12pt"/>
    </style:style>
    <style:style style:name="P57" style:family="paragraph" style:parent-style-name="List_20_Paragraph">
      <style:paragraph-properties fo:line-height="150%"/>
      <style:text-properties style:font-name="Times New Roman" fo:font-size="12pt" officeooo:rsid="006dcd59" officeooo:paragraph-rsid="007260d2" fo:background-color="#ffffff" style:font-size-asian="12pt" style:font-name-complex="Times New Roman2" style:font-size-complex="12pt"/>
    </style:style>
    <style:style style:name="P58" style:family="paragraph" style:parent-style-name="List_20_Paragraph">
      <style:paragraph-properties fo:line-height="150%"/>
      <style:text-properties style:font-name="Times New Roman" fo:font-size="12pt" officeooo:rsid="00744c48" officeooo:paragraph-rsid="00744c48" fo:background-color="#ffffff" style:font-size-asian="12pt" style:font-name-complex="Times New Roman2" style:font-size-complex="12pt"/>
    </style:style>
    <style:style style:name="P59" style:family="paragraph" style:parent-style-name="List_20_Paragraph">
      <style:paragraph-properties fo:line-height="150%"/>
      <style:text-properties style:font-name="Times New Roman" fo:font-size="12pt" officeooo:rsid="00771171" officeooo:paragraph-rsid="00771171" fo:background-color="#ffffff" style:font-size-asian="12pt" style:font-name-complex="Times New Roman2" style:font-size-complex="12pt"/>
    </style:style>
    <style:style style:name="P60" style:family="paragraph" style:parent-style-name="List_20_Paragraph">
      <style:paragraph-properties fo:line-height="150%"/>
      <style:text-properties style:font-name="Times New Roman" fo:font-size="12pt" officeooo:rsid="007c3f8d" officeooo:paragraph-rsid="007c3f8d" fo:background-color="#ffffff" style:font-size-asian="12pt" style:font-name-complex="Times New Roman2" style:font-size-complex="12pt"/>
    </style:style>
    <style:style style:name="P61" style:family="paragraph" style:parent-style-name="List_20_Paragraph">
      <style:paragraph-properties fo:line-height="150%"/>
      <style:text-properties style:font-name="Times New Roman" fo:font-size="12pt" officeooo:rsid="0089e60e" officeooo:paragraph-rsid="0089e60e" fo:background-color="#ffffff" style:font-size-asian="12pt" style:font-name-complex="Times New Roman2" style:font-size-complex="12pt"/>
    </style:style>
    <style:style style:name="P62" style:family="paragraph" style:parent-style-name="List_20_Paragraph">
      <style:paragraph-properties fo:line-height="150%"/>
      <style:text-properties style:font-name="Times New Roman" fo:font-size="12pt" officeooo:rsid="009dd00f" officeooo:paragraph-rsid="009dd00f" fo:background-color="#ffffff" style:font-size-asian="12pt" style:font-name-complex="Times New Roman2" style:font-size-complex="12pt"/>
    </style:style>
    <style:style style:name="P63" style:family="paragraph" style:parent-style-name="List_20_Paragraph">
      <style:paragraph-properties fo:line-height="150%"/>
      <style:text-properties style:font-name="Times New Roman" fo:font-size="12pt" officeooo:rsid="009dd00f" officeooo:paragraph-rsid="009f23c8" fo:background-color="#ffffff" style:font-size-asian="12pt" style:font-name-complex="Times New Roman2" style:font-size-complex="12pt"/>
    </style:style>
    <style:style style:name="P64" style:family="paragraph" style:parent-style-name="List_20_Paragraph">
      <style:paragraph-properties fo:line-height="150%"/>
      <style:text-properties style:font-name="Times New Roman" fo:font-size="12pt" officeooo:rsid="009dd00f" officeooo:paragraph-rsid="009ff642" fo:background-color="#ffffff" style:font-size-asian="12pt" style:font-name-complex="Times New Roman2" style:font-size-complex="12pt"/>
    </style:style>
    <style:style style:name="P65" style:family="paragraph" style:parent-style-name="List_20_Paragraph">
      <style:paragraph-properties fo:line-height="150%"/>
      <style:text-properties style:font-name="Times New Roman" fo:font-size="12pt" officeooo:rsid="009dd00f" officeooo:paragraph-rsid="00a06ebd" fo:background-color="#ffffff" style:font-size-asian="12pt" style:font-name-complex="Times New Roman2" style:font-size-complex="12pt"/>
    </style:style>
    <style:style style:name="P66" style:family="paragraph" style:parent-style-name="List_20_Paragraph">
      <style:paragraph-properties fo:line-height="150%"/>
      <style:text-properties style:font-name="Times New Roman" fo:font-size="12pt" officeooo:rsid="0084d489" officeooo:paragraph-rsid="00a0fd84" fo:background-color="#ffffff" style:font-size-asian="12pt" style:font-name-complex="Times New Roman2" style:font-size-complex="12pt"/>
    </style:style>
    <style:style style:name="P67" style:family="paragraph" style:parent-style-name="List_20_Paragraph">
      <style:paragraph-properties fo:line-height="150%"/>
      <style:text-properties style:font-name="Times New Roman" fo:font-size="12pt" officeooo:rsid="0086bef5" officeooo:paragraph-rsid="00a25b6c" fo:background-color="#ffffff" style:font-size-asian="12pt" style:font-name-complex="Times New Roman2" style:font-size-complex="12pt"/>
    </style:style>
    <style:style style:name="P68" style:family="paragraph" style:parent-style-name="List_20_Paragraph">
      <style:paragraph-properties fo:line-height="150%"/>
      <style:text-properties style:font-name="Times New Roman" fo:font-size="12pt" officeooo:rsid="004f4ec9" officeooo:paragraph-rsid="00aa1afa" fo:background-color="#ffffff" style:font-size-asian="12pt" style:font-name-complex="Times New Roman2" style:font-size-complex="12pt"/>
    </style:style>
    <style:style style:name="P69" style:family="paragraph" style:parent-style-name="List_20_Paragraph">
      <style:paragraph-properties fo:line-height="150%"/>
      <style:text-properties style:font-name="Times New Roman" fo:font-size="12pt" officeooo:rsid="00ab1f0d" officeooo:paragraph-rsid="00ab1f0d" fo:background-color="#ffffff" style:font-size-asian="12pt" style:font-name-complex="Times New Roman2" style:font-size-complex="12pt"/>
    </style:style>
    <style:style style:name="P70" style:family="paragraph" style:parent-style-name="List_20_Paragraph">
      <style:paragraph-properties fo:line-height="150%"/>
      <style:text-properties style:font-name="Times New Roman" fo:font-size="12pt" officeooo:rsid="001b9da6" officeooo:paragraph-rsid="001b9da6" style:font-size-asian="12pt" style:font-name-complex="Times New Roman2" style:font-size-complex="12pt" style:font-weight-complex="bold"/>
    </style:style>
    <style:style style:name="P71" style:family="paragraph" style:parent-style-name="List_20_Paragraph">
      <style:paragraph-properties fo:line-height="150%"/>
      <style:text-properties style:font-name="Times New Roman" fo:font-size="12pt" officeooo:rsid="00288774" officeooo:paragraph-rsid="00288774" style:font-size-asian="12pt" style:font-name-complex="Times New Roman2" style:font-size-complex="12pt" style:font-weight-complex="bold"/>
    </style:style>
    <style:style style:name="P72" style:family="paragraph" style:parent-style-name="List_20_Paragraph">
      <style:paragraph-properties fo:line-height="150%"/>
      <style:text-properties style:font-name="Times New Roman" fo:font-size="12pt" officeooo:rsid="002c2252" officeooo:paragraph-rsid="002c2252" style:font-size-asian="12pt" style:font-name-complex="Times New Roman2" style:font-size-complex="12pt" style:font-weight-complex="bold"/>
    </style:style>
    <style:style style:name="P73" style:family="paragraph" style:parent-style-name="List_20_Paragraph">
      <style:paragraph-properties fo:line-height="150%"/>
      <style:text-properties style:font-name="Times New Roman" fo:font-size="12pt" officeooo:rsid="00502a2a" officeooo:paragraph-rsid="00502a2a" style:font-size-asian="12pt" style:font-name-complex="Times New Roman2" style:font-size-complex="12pt" style:font-weight-complex="bold"/>
    </style:style>
    <style:style style:name="P74" style:family="paragraph" style:parent-style-name="List_20_Paragraph">
      <style:paragraph-properties fo:line-height="150%"/>
      <style:text-properties style:font-name="Times New Roman" fo:font-size="12pt" officeooo:rsid="005ce679" officeooo:paragraph-rsid="005ce679" style:font-size-asian="12pt" style:font-name-complex="Times New Roman2" style:font-size-complex="12pt" style:font-weight-complex="bold"/>
    </style:style>
    <style:style style:name="P75" style:family="paragraph" style:parent-style-name="List_20_Paragraph">
      <style:paragraph-properties fo:line-height="150%"/>
      <style:text-properties style:font-name="Times New Roman" fo:font-size="12pt" officeooo:rsid="0026af11" officeooo:paragraph-rsid="0026af11" style:font-size-asian="12pt" style:font-name-complex="Times New Roman2" style:font-size-complex="12pt" style:font-weight-complex="bold"/>
    </style:style>
    <style:style style:name="P76" style:family="paragraph" style:parent-style-name="List_20_Paragraph">
      <style:paragraph-properties fo:line-height="150%"/>
      <style:text-properties style:font-name="Times New Roman" fo:font-size="12pt" officeooo:rsid="00276bd4" officeooo:paragraph-rsid="00276bd4" style:font-size-asian="12pt" style:font-name-complex="Times New Roman2" style:font-size-complex="12pt" style:font-weight-complex="bold"/>
    </style:style>
    <style:style style:name="P77" style:family="paragraph" style:parent-style-name="List_20_Paragraph">
      <style:paragraph-properties fo:line-height="150%"/>
      <style:text-properties style:font-name="Times New Roman" fo:font-size="12pt" officeooo:rsid="0069fc06" officeooo:paragraph-rsid="0069fc06" style:font-size-asian="12pt" style:font-name-complex="Times New Roman2" style:font-size-complex="12pt" style:font-weight-complex="bold"/>
    </style:style>
    <style:style style:name="P78" style:family="paragraph" style:parent-style-name="List_20_Paragraph">
      <style:paragraph-properties fo:line-height="150%"/>
      <style:text-properties style:font-name="Times New Roman" fo:font-size="12pt" officeooo:rsid="006506e8" officeooo:paragraph-rsid="006506e8" style:font-size-asian="12pt" style:font-name-complex="Times New Roman2" style:font-size-complex="12pt" style:font-weight-complex="bold"/>
    </style:style>
    <style:style style:name="P79" style:family="paragraph" style:parent-style-name="List_20_Paragraph">
      <style:paragraph-properties fo:line-height="150%"/>
      <style:text-properties style:font-name="Times New Roman" fo:font-size="12pt" officeooo:rsid="0065b5e7" officeooo:paragraph-rsid="0065b5e7" style:font-size-asian="12pt" style:font-name-complex="Times New Roman2" style:font-size-complex="12pt" style:font-weight-complex="bold"/>
    </style:style>
    <style:style style:name="P80" style:family="paragraph" style:parent-style-name="List_20_Paragraph">
      <style:paragraph-properties fo:line-height="150%"/>
      <style:text-properties style:font-name="Times New Roman" fo:font-size="12pt" officeooo:rsid="008200ee" officeooo:paragraph-rsid="008200ee" style:font-size-asian="12pt" style:font-name-complex="Times New Roman2" style:font-size-complex="12pt" style:font-weight-complex="bold"/>
    </style:style>
    <style:style style:name="P81" style:family="paragraph" style:parent-style-name="List_20_Paragraph">
      <style:paragraph-properties fo:line-height="150%"/>
      <style:text-properties style:font-name="Times New Roman" fo:font-size="12pt" officeooo:rsid="0096b101" officeooo:paragraph-rsid="0096b101" style:font-size-asian="12pt" style:font-name-complex="Times New Roman2" style:font-size-complex="12pt" style:font-weight-complex="bold"/>
    </style:style>
    <style:style style:name="P82" style:family="paragraph" style:parent-style-name="List_20_Paragraph">
      <style:paragraph-properties fo:line-height="150%"/>
      <style:text-properties style:font-name="Times New Roman" fo:font-size="12pt" officeooo:rsid="002518cf" officeooo:paragraph-rsid="002518cf" style:font-size-asian="12pt" style:font-name-complex="Times New Roman2" style:font-size-complex="12pt"/>
    </style:style>
    <style:style style:name="P83" style:family="paragraph" style:parent-style-name="List_20_Paragraph">
      <style:paragraph-properties fo:line-height="150%"/>
      <style:text-properties style:font-name="Times New Roman" fo:font-size="12pt" officeooo:rsid="002804e6" officeooo:paragraph-rsid="002804e6" style:font-size-asian="12pt" style:font-name-complex="Times New Roman2" style:font-size-complex="12pt"/>
    </style:style>
    <style:style style:name="P84" style:family="paragraph" style:parent-style-name="List_20_Paragraph">
      <style:paragraph-properties fo:line-height="150%"/>
      <style:text-properties officeooo:rsid="0015e5e6" officeooo:paragraph-rsid="001614f8"/>
    </style:style>
    <style:style style:name="P85" style:family="paragraph" style:parent-style-name="List_20_Paragraph">
      <style:paragraph-properties fo:line-height="150%"/>
      <style:text-properties officeooo:rsid="00182e5a" officeooo:paragraph-rsid="00182e5a"/>
    </style:style>
    <style:style style:name="P86" style:family="paragraph" style:parent-style-name="List_20_Paragraph">
      <style:paragraph-properties fo:line-height="150%"/>
      <style:text-properties officeooo:rsid="001f759f" officeooo:paragraph-rsid="002067f3"/>
    </style:style>
    <style:style style:name="P87" style:family="paragraph" style:parent-style-name="List_20_Paragraph">
      <style:paragraph-properties fo:line-height="150%"/>
      <style:text-properties officeooo:rsid="00203934" officeooo:paragraph-rsid="00203934"/>
    </style:style>
    <style:style style:name="P88" style:family="paragraph" style:parent-style-name="List_20_Paragraph">
      <style:paragraph-properties fo:line-height="150%"/>
      <style:text-properties officeooo:rsid="0021a221" officeooo:paragraph-rsid="0021a221"/>
    </style:style>
    <style:style style:name="P89" style:family="paragraph" style:parent-style-name="List_20_Paragraph">
      <style:paragraph-properties fo:margin-left="0cm" fo:margin-right="0cm" fo:line-height="150%" fo:text-indent="0cm" style:auto-text-indent="false"/>
      <style:text-properties officeooo:rsid="009a81ee" officeooo:paragraph-rsid="009a81ee"/>
    </style:style>
    <style:style style:name="P90" style:family="paragraph" style:parent-style-name="List_20_Paragraph">
      <style:paragraph-properties fo:margin-left="0cm" fo:margin-right="0cm" fo:line-height="150%" fo:text-indent="0cm" style:auto-text-indent="false"/>
      <style:text-properties officeooo:rsid="009a81ee" officeooo:paragraph-rsid="009b7875"/>
    </style:style>
    <style:style style:name="P91" style:family="paragraph" style:parent-style-name="List_20_Paragraph">
      <style:paragraph-properties fo:margin-left="0cm" fo:margin-right="0cm" fo:line-height="150%" fo:text-indent="0cm" style:auto-text-indent="false"/>
      <style:text-properties officeooo:rsid="009a81ee" officeooo:paragraph-rsid="009d0253"/>
    </style:style>
    <style:style style:name="P92" style:family="paragraph" style:parent-style-name="List_20_Paragraph">
      <style:paragraph-properties fo:margin-left="0cm" fo:margin-right="0cm" fo:line-height="150%" fo:text-indent="0cm" style:auto-text-indent="false"/>
      <style:text-properties style:font-name="Times New Roman" fo:font-size="12pt" officeooo:rsid="00140807" officeooo:paragraph-rsid="009a0e61" fo:background-color="#ffffff" style:font-size-asian="12pt" style:font-name-complex="Times New Roman2" style:font-size-complex="12pt"/>
    </style:style>
    <style:style style:name="P93" style:family="paragraph" style:parent-style-name="List_20_Paragraph">
      <style:paragraph-properties fo:margin-left="0cm" fo:margin-right="0cm" fo:line-height="150%" fo:text-indent="0cm" style:auto-text-indent="false"/>
      <style:text-properties style:font-name="Times New Roman" fo:font-size="12pt" officeooo:rsid="009a81ee" officeooo:paragraph-rsid="009a81ee" fo:background-color="#ffffff" style:font-size-asian="12pt" style:font-name-complex="Times New Roman2" style:font-size-complex="12pt"/>
    </style:style>
    <style:style style:name="P94" style:family="paragraph" style:parent-style-name="List_20_Paragraph">
      <style:paragraph-properties fo:margin-left="0cm" fo:margin-right="0cm" fo:line-height="150%" fo:text-indent="0cm" style:auto-text-indent="false"/>
      <style:text-properties style:font-name="Times New Roman" fo:font-size="12pt" officeooo:rsid="009b7875" officeooo:paragraph-rsid="009b7875" fo:background-color="#ffffff" style:font-size-asian="12pt" style:font-name-complex="Times New Roman2" style:font-size-complex="12pt"/>
    </style:style>
    <style:style style:name="P95" style:family="paragraph" style:parent-style-name="List_20_Paragraph">
      <style:paragraph-properties fo:margin-left="0cm" fo:margin-right="0cm" fo:line-height="150%" fo:text-indent="0cm" style:auto-text-indent="false"/>
      <style:text-properties style:font-name="Times New Roman" fo:font-size="12pt" officeooo:rsid="0086bef5" officeooo:paragraph-rsid="00a25b6c" fo:background-color="#ffffff" style:font-size-asian="12pt" style:font-name-complex="Times New Roman2" style:font-size-complex="12pt"/>
    </style:style>
    <style:style style:name="P96" style:family="paragraph" style:parent-style-name="List_20_Paragraph">
      <style:paragraph-properties fo:margin-left="0cm" fo:margin-right="0cm" fo:line-height="150%" fo:text-indent="0cm" style:auto-text-indent="false"/>
      <style:text-properties style:font-name="Times New Roman1" fo:font-size="12pt" officeooo:rsid="0084d489" officeooo:paragraph-rsid="00a0fd84" fo:background-color="#ffffff" style:font-size-asian="12pt" style:font-name-complex="Times New Roman2" style:font-size-complex="12pt"/>
    </style:style>
    <style:style style:name="P97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2pt" style:font-size-asian="12pt" style:font-name-complex="Times New Roman2" style:font-size-complex="12pt"/>
    </style:style>
    <style:style style:name="P98" style:family="paragraph" style:parent-style-name="List_20_Paragraph" style:list-style-name="WWNum2">
      <style:paragraph-properties fo:line-height="150%"/>
    </style:style>
    <style:style style:name="P99" style:family="paragraph" style:parent-style-name="List_20_Paragraph" style:list-style-name="WWNum2">
      <style:paragraph-properties fo:line-height="150%"/>
      <style:text-properties officeooo:paragraph-rsid="008873c5"/>
    </style:style>
    <style:style style:name="P100" style:family="paragraph" style:parent-style-name="List_20_Paragraph" style:list-style-name="WWNum2">
      <style:paragraph-properties fo:line-height="150%"/>
      <style:text-properties officeooo:paragraph-rsid="008991a4"/>
    </style:style>
    <style:style style:name="P101" style:family="paragraph" style:parent-style-name="List_20_Paragraph" style:list-style-name="WWNum2">
      <style:paragraph-properties fo:line-height="150%"/>
      <style:text-properties officeooo:paragraph-rsid="002d679b"/>
    </style:style>
    <style:style style:name="P102" style:family="paragraph" style:parent-style-name="List_20_Paragraph" style:list-style-name="WWNum2">
      <style:paragraph-properties fo:line-height="150%"/>
      <style:text-properties officeooo:paragraph-rsid="004fda96"/>
    </style:style>
    <style:style style:name="P103" style:family="paragraph" style:parent-style-name="List_20_Paragraph" style:list-style-name="WWNum2">
      <style:paragraph-properties fo:line-height="150%"/>
      <style:text-properties officeooo:paragraph-rsid="002dac5b"/>
    </style:style>
    <style:style style:name="P104" style:family="paragraph" style:parent-style-name="List_20_Paragraph" style:list-style-name="WWNum2">
      <style:paragraph-properties fo:line-height="150%"/>
      <style:text-properties officeooo:paragraph-rsid="002f49f2"/>
    </style:style>
    <style:style style:name="P105" style:family="paragraph" style:parent-style-name="List_20_Paragraph" style:list-style-name="WWNum2">
      <style:paragraph-properties fo:line-height="150%"/>
      <style:text-properties officeooo:paragraph-rsid="0030c57a"/>
    </style:style>
    <style:style style:name="P106" style:family="paragraph" style:parent-style-name="List_20_Paragraph" style:list-style-name="WWNum2">
      <style:paragraph-properties fo:line-height="150%"/>
      <style:text-properties officeooo:paragraph-rsid="0031466b"/>
    </style:style>
    <style:style style:name="P107" style:family="paragraph" style:parent-style-name="List_20_Paragraph" style:list-style-name="WWNum2">
      <style:paragraph-properties fo:line-height="150%"/>
      <style:text-properties officeooo:paragraph-rsid="0031c354"/>
    </style:style>
    <style:style style:name="P108" style:family="paragraph" style:parent-style-name="List_20_Paragraph" style:list-style-name="WWNum2">
      <style:paragraph-properties fo:line-height="150%"/>
      <style:text-properties officeooo:paragraph-rsid="0033bdad"/>
    </style:style>
    <style:style style:name="P109" style:family="paragraph" style:parent-style-name="List_20_Paragraph" style:list-style-name="WWNum2">
      <style:paragraph-properties fo:line-height="150%"/>
      <style:text-properties officeooo:paragraph-rsid="00345215"/>
    </style:style>
    <style:style style:name="P110" style:family="paragraph" style:parent-style-name="List_20_Paragraph" style:list-style-name="WWNum2">
      <style:paragraph-properties fo:line-height="150%"/>
      <style:text-properties officeooo:paragraph-rsid="0034b9f6"/>
    </style:style>
    <style:style style:name="P111" style:family="paragraph" style:parent-style-name="List_20_Paragraph" style:list-style-name="WWNum2">
      <style:paragraph-properties fo:line-height="150%"/>
      <style:text-properties officeooo:paragraph-rsid="00353b41"/>
    </style:style>
    <style:style style:name="P112" style:family="paragraph" style:parent-style-name="List_20_Paragraph" style:list-style-name="WWNum2">
      <style:paragraph-properties fo:line-height="150%"/>
      <style:text-properties officeooo:paragraph-rsid="0048104b"/>
    </style:style>
    <style:style style:name="P113" style:family="paragraph" style:parent-style-name="List_20_Paragraph" style:list-style-name="WWNum2">
      <style:paragraph-properties fo:line-height="150%"/>
      <style:text-properties officeooo:paragraph-rsid="0036f121"/>
    </style:style>
    <style:style style:name="P114" style:family="paragraph" style:parent-style-name="List_20_Paragraph" style:list-style-name="WWNum2">
      <style:paragraph-properties fo:line-height="150%"/>
      <style:text-properties officeooo:paragraph-rsid="00372b87"/>
    </style:style>
    <style:style style:name="P115" style:family="paragraph" style:parent-style-name="List_20_Paragraph" style:list-style-name="WWNum2">
      <style:paragraph-properties fo:line-height="150%"/>
      <style:text-properties officeooo:paragraph-rsid="0038cd14"/>
    </style:style>
    <style:style style:name="P116" style:family="paragraph" style:parent-style-name="List_20_Paragraph" style:list-style-name="WWNum2">
      <style:paragraph-properties fo:line-height="150%"/>
      <style:text-properties officeooo:paragraph-rsid="00398846"/>
    </style:style>
    <style:style style:name="P117" style:family="paragraph" style:parent-style-name="List_20_Paragraph" style:list-style-name="WWNum2">
      <style:paragraph-properties fo:line-height="150%"/>
      <style:text-properties officeooo:paragraph-rsid="003abe14"/>
    </style:style>
    <style:style style:name="P118" style:family="paragraph" style:parent-style-name="List_20_Paragraph" style:list-style-name="WWNum2">
      <style:paragraph-properties fo:line-height="150%"/>
      <style:text-properties officeooo:paragraph-rsid="005bf556"/>
    </style:style>
    <style:style style:name="P119" style:family="paragraph" style:parent-style-name="List_20_Paragraph" style:list-style-name="WWNum2">
      <style:paragraph-properties fo:line-height="150%"/>
      <style:text-properties officeooo:paragraph-rsid="0049d2ce"/>
    </style:style>
    <style:style style:name="P120" style:family="paragraph" style:parent-style-name="List_20_Paragraph" style:list-style-name="WWNum2">
      <style:paragraph-properties fo:line-height="150%"/>
      <style:text-properties officeooo:paragraph-rsid="003c28eb"/>
    </style:style>
    <style:style style:name="P121" style:family="paragraph" style:parent-style-name="List_20_Paragraph" style:list-style-name="WWNum2">
      <style:paragraph-properties fo:line-height="150%"/>
      <style:text-properties officeooo:paragraph-rsid="005493ea"/>
    </style:style>
    <style:style style:name="P122" style:family="paragraph" style:parent-style-name="List_20_Paragraph" style:list-style-name="WWNum2">
      <style:paragraph-properties fo:line-height="150%"/>
      <style:text-properties officeooo:paragraph-rsid="00ac16cb"/>
    </style:style>
    <style:style style:name="P123" style:family="paragraph" style:parent-style-name="List_20_Paragraph" style:list-style-name="WWNum2">
      <style:paragraph-properties fo:line-height="150%"/>
      <style:text-properties officeooo:paragraph-rsid="003d21de"/>
    </style:style>
    <style:style style:name="P124" style:family="paragraph" style:parent-style-name="List_20_Paragraph" style:list-style-name="WWNum2">
      <style:paragraph-properties fo:line-height="150%"/>
      <style:text-properties officeooo:paragraph-rsid="0050fe02"/>
    </style:style>
    <style:style style:name="P125" style:family="paragraph" style:parent-style-name="List_20_Paragraph" style:list-style-name="WWNum2">
      <style:paragraph-properties fo:line-height="150%"/>
      <style:text-properties officeooo:paragraph-rsid="005eb4a2"/>
    </style:style>
    <style:style style:name="P126" style:family="paragraph" style:parent-style-name="List_20_Paragraph" style:list-style-name="WWNum2">
      <style:paragraph-properties fo:line-height="150%"/>
      <style:text-properties officeooo:paragraph-rsid="006028dc"/>
    </style:style>
    <style:style style:name="P127" style:family="paragraph" style:parent-style-name="List_20_Paragraph" style:list-style-name="WWNum2">
      <style:paragraph-properties fo:line-height="150%"/>
      <style:text-properties officeooo:paragraph-rsid="003e977f"/>
    </style:style>
    <style:style style:name="P128" style:family="paragraph" style:parent-style-name="List_20_Paragraph" style:list-style-name="WWNum2">
      <style:paragraph-properties fo:line-height="150%"/>
      <style:text-properties officeooo:paragraph-rsid="00404417"/>
    </style:style>
    <style:style style:name="P129" style:family="paragraph" style:parent-style-name="List_20_Paragraph" style:list-style-name="WWNum2">
      <style:paragraph-properties fo:line-height="150%"/>
      <style:text-properties officeooo:paragraph-rsid="0040d980"/>
    </style:style>
    <style:style style:name="P130" style:family="paragraph" style:parent-style-name="List_20_Paragraph" style:list-style-name="WWNum2">
      <style:paragraph-properties fo:line-height="150%"/>
      <style:text-properties officeooo:paragraph-rsid="0063ad86"/>
    </style:style>
    <style:style style:name="P131" style:family="paragraph" style:parent-style-name="List_20_Paragraph" style:list-style-name="WWNum2">
      <style:paragraph-properties fo:line-height="150%"/>
      <style:text-properties officeooo:paragraph-rsid="006a4521"/>
    </style:style>
    <style:style style:name="P132" style:family="paragraph" style:parent-style-name="List_20_Paragraph" style:list-style-name="WWNum2">
      <style:paragraph-properties fo:line-height="150%"/>
      <style:text-properties officeooo:paragraph-rsid="0068c2fa"/>
    </style:style>
    <style:style style:name="P133" style:family="paragraph" style:parent-style-name="List_20_Paragraph" style:list-style-name="WWNum2">
      <style:paragraph-properties fo:line-height="150%"/>
      <style:text-properties officeooo:paragraph-rsid="0067302f"/>
    </style:style>
    <style:style style:name="P134" style:family="paragraph" style:parent-style-name="List_20_Paragraph" style:list-style-name="WWNum2">
      <style:paragraph-properties fo:line-height="150%"/>
      <style:text-properties officeooo:paragraph-rsid="00427f25"/>
    </style:style>
    <style:style style:name="P135" style:family="paragraph" style:parent-style-name="List_20_Paragraph" style:list-style-name="WWNum2">
      <style:paragraph-properties fo:line-height="150%"/>
      <style:text-properties officeooo:paragraph-rsid="0043069b"/>
    </style:style>
    <style:style style:name="P136" style:family="paragraph" style:parent-style-name="List_20_Paragraph" style:list-style-name="WWNum2">
      <style:paragraph-properties fo:line-height="150%"/>
      <style:text-properties officeooo:paragraph-rsid="004edd15"/>
    </style:style>
    <style:style style:name="P137" style:family="paragraph" style:parent-style-name="List_20_Paragraph" style:list-style-name="WWNum2">
      <style:paragraph-properties fo:line-height="150%"/>
      <style:text-properties officeooo:paragraph-rsid="007c9218"/>
    </style:style>
    <style:style style:name="P138" style:family="paragraph" style:parent-style-name="List_20_Paragraph" style:list-style-name="WWNum2">
      <style:paragraph-properties fo:line-height="150%"/>
      <style:text-properties officeooo:paragraph-rsid="006c9a70"/>
    </style:style>
    <style:style style:name="P139" style:family="paragraph" style:parent-style-name="List_20_Paragraph" style:list-style-name="WWNum2">
      <style:paragraph-properties fo:line-height="150%"/>
      <style:text-properties officeooo:paragraph-rsid="004420af"/>
    </style:style>
    <style:style style:name="P140" style:family="paragraph" style:parent-style-name="List_20_Paragraph" style:list-style-name="WWNum2">
      <style:paragraph-properties fo:line-height="150%"/>
      <style:text-properties officeooo:paragraph-rsid="00467248"/>
    </style:style>
    <style:style style:name="P141" style:family="paragraph" style:parent-style-name="List_20_Paragraph" style:list-style-name="WWNum2">
      <style:paragraph-properties fo:line-height="150%"/>
      <style:text-properties officeooo:paragraph-rsid="00a96323"/>
    </style:style>
    <style:style style:name="P142" style:family="paragraph" style:parent-style-name="List_20_Paragraph" style:list-style-name="WWNum2">
      <style:paragraph-properties fo:line-height="150%"/>
      <style:text-properties officeooo:paragraph-rsid="005ae712"/>
    </style:style>
    <style:style style:name="P143" style:family="paragraph" style:parent-style-name="List_20_Paragraph" style:list-style-name="WWNum2">
      <style:paragraph-properties fo:line-height="150%"/>
      <style:text-properties officeooo:paragraph-rsid="005a334d"/>
    </style:style>
    <style:style style:name="P144" style:family="paragraph" style:parent-style-name="List_20_Paragraph" style:list-style-name="WWNum2">
      <style:paragraph-properties fo:line-height="150%"/>
      <style:text-properties style:font-name="Times New Roman" fo:font-size="12pt" officeooo:rsid="0012e76e" officeooo:paragraph-rsid="0012e76e" fo:background-color="#ffffff" style:font-size-asian="12pt" style:font-name-complex="Times New Roman2" style:font-size-complex="12pt"/>
    </style:style>
    <style:style style:name="P145" style:family="paragraph" style:parent-style-name="List_20_Paragraph" style:list-style-name="WWNum2">
      <style:paragraph-properties fo:line-height="150%"/>
      <style:text-properties style:font-name="Times New Roman" fo:font-size="12pt" fo:background-color="#ffffff" style:font-size-asian="12pt" style:font-name-complex="Times New Roman2" style:font-size-complex="12pt"/>
    </style:style>
    <style:style style:name="P146" style:family="paragraph" style:parent-style-name="List_20_Paragraph" style:list-style-name="WWNum2">
      <style:paragraph-properties fo:line-height="150%"/>
      <style:text-properties style:font-name="Times New Roman" fo:font-size="12pt" officeooo:paragraph-rsid="008bec6f" fo:background-color="#ffffff" style:font-size-asian="12pt" style:font-name-complex="Times New Roman2" style:font-size-complex="12pt"/>
    </style:style>
    <style:style style:name="P147" style:family="paragraph" style:parent-style-name="List_20_Paragraph" style:list-style-name="WWNum2">
      <style:paragraph-properties fo:line-height="150%"/>
      <style:text-properties style:font-name="Times New Roman" fo:font-size="12pt" officeooo:paragraph-rsid="009a0e61" fo:background-color="#ffffff" style:font-size-asian="12pt" style:font-name-complex="Times New Roman2" style:font-size-complex="12pt"/>
    </style:style>
    <style:style style:name="P148" style:family="paragraph" style:parent-style-name="List_20_Paragraph" style:list-style-name="WWNum2">
      <style:paragraph-properties fo:line-height="150%"/>
      <style:text-properties style:font-name="Times New Roman" fo:font-size="12pt" officeooo:paragraph-rsid="00a09475" fo:background-color="#ffffff" style:font-size-asian="12pt" style:font-name-complex="Times New Roman2" style:font-size-complex="12pt"/>
    </style:style>
    <style:style style:name="P149" style:family="paragraph" style:parent-style-name="List_20_Paragraph" style:list-style-name="WWNum2">
      <style:paragraph-properties fo:line-height="150%"/>
      <style:text-properties style:font-name="Times New Roman" fo:font-size="12pt" officeooo:paragraph-rsid="00732294" fo:background-color="#ffffff" style:font-size-asian="12pt" style:font-name-complex="Times New Roman2" style:font-size-complex="12pt"/>
    </style:style>
    <style:style style:name="P150" style:family="paragraph" style:parent-style-name="List_20_Paragraph" style:list-style-name="WWNum2">
      <style:paragraph-properties fo:line-height="150%"/>
      <style:text-properties style:font-name="Times New Roman" fo:font-size="12pt" officeooo:paragraph-rsid="00790d9a" fo:background-color="#ffffff" style:font-size-asian="12pt" style:font-name-complex="Times New Roman2" style:font-size-complex="12pt"/>
    </style:style>
    <style:style style:name="P151" style:family="paragraph" style:parent-style-name="List_20_Paragraph" style:list-style-name="WWNum2">
      <style:paragraph-properties fo:line-height="150%"/>
      <style:text-properties style:font-name="Times New Roman" fo:font-size="12pt" officeooo:paragraph-rsid="00b023fd" fo:background-color="#ffffff" style:font-size-asian="12pt" style:font-name-complex="Times New Roman2" style:font-size-complex="12pt"/>
    </style:style>
    <style:style style:name="P152" style:family="paragraph" style:parent-style-name="List_20_Paragraph">
      <style:paragraph-properties fo:line-height="150%"/>
      <style:text-properties style:font-name="Times New Roman" fo:font-size="12pt" officeooo:rsid="00af08bc" officeooo:paragraph-rsid="00af08bc" fo:background-color="#ffffff" style:font-size-asian="12pt" style:font-name-complex="Times New Roman2" style:font-size-complex="12pt"/>
    </style:style>
    <style:style style:name="P153" style:family="paragraph" style:parent-style-name="List_20_Paragraph">
      <style:paragraph-properties fo:line-height="150%"/>
      <style:text-properties style:font-name="Times New Roman" fo:font-size="12pt" officeooo:rsid="0056b126" officeooo:paragraph-rsid="00b1690b" fo:background-color="#ffffff" style:font-size-asian="12pt" style:font-name-complex="Times New Roman2" style:font-size-complex="12pt"/>
    </style:style>
    <style:style style:name="P154" style:family="paragraph" style:parent-style-name="List_20_Paragraph">
      <style:paragraph-properties fo:line-height="150%"/>
      <style:text-properties style:font-name="Times New Roman" fo:font-size="12pt" officeooo:rsid="00b1690b" officeooo:paragraph-rsid="00b1690b" fo:background-color="#ffffff" style:font-size-asian="12pt" style:font-name-complex="Times New Roman2" style:font-size-complex="12pt"/>
    </style:style>
    <style:style style:name="P155" style:family="paragraph" style:parent-style-name="List_20_Paragraph">
      <style:paragraph-properties fo:line-height="150%"/>
      <style:text-properties style:font-name="Times New Roman" fo:font-size="12pt" officeooo:rsid="002a6c9d" officeooo:paragraph-rsid="002a6c9d" fo:background-color="#ffffff" style:font-size-asian="12pt" style:font-name-complex="Times New Roman2" style:font-size-complex="12pt"/>
    </style:style>
    <style:style style:name="P156" style:family="paragraph" style:parent-style-name="List_20_Paragraph">
      <style:paragraph-properties fo:line-height="150%"/>
      <style:text-properties style:font-name="Times New Roman" fo:font-size="12pt" officeooo:rsid="00abdfff" officeooo:paragraph-rsid="00abdfff" style:font-size-asian="12pt" style:font-name-complex="Times New Roman2" style:font-size-complex="12pt" style:font-weight-complex="bold"/>
    </style:style>
    <style:style style:name="P157" style:family="paragraph" style:parent-style-name="List_20_Paragraph" style:list-style-name="WWNum2">
      <style:paragraph-properties fo:line-height="150%"/>
      <style:text-properties style:font-name="Times New Roman" fo:font-size="12pt" officeooo:paragraph-rsid="00977964" style:font-size-asian="12pt" style:font-name-complex="Times New Roman2" style:font-size-complex="12pt" style:font-weight-complex="bold"/>
    </style:style>
    <style:style style:name="P158" style:family="paragraph" style:parent-style-name="List_20_Paragraph" style:list-style-name="WWNum2">
      <style:paragraph-properties fo:line-height="150%"/>
      <style:text-properties style:font-name="Times New Roman" fo:font-size="12pt" officeooo:paragraph-rsid="008273f4" style:font-size-asian="12pt" style:font-name-complex="Times New Roman2" style:font-size-complex="12pt" style:font-weight-complex="bold"/>
    </style:style>
    <style:style style:name="P159" style:family="paragraph" style:parent-style-name="List_20_Paragraph" style:list-style-name="WWNum2">
      <style:paragraph-properties fo:margin-left="0cm" fo:margin-right="0cm" fo:line-height="150%" fo:text-indent="0cm" style:auto-text-indent="false"/>
      <style:text-properties officeooo:paragraph-rsid="009a0e61"/>
    </style:style>
    <style:style style:name="P160" style:family="paragraph" style:parent-style-name="List_20_Paragraph">
      <style:paragraph-properties fo:margin-left="0cm" fo:margin-right="0cm" fo:line-height="150%" fo:text-indent="0cm" style:auto-text-indent="false"/>
      <style:text-properties style:font-name="Times New Roman" fo:font-size="12pt" officeooo:rsid="0056b126" officeooo:paragraph-rsid="00b1690b" fo:background-color="#ffffff" style:font-size-asian="12pt" style:font-name-complex="Times New Roman2" style:font-size-complex="12pt"/>
    </style:style>
    <style:style style:name="P161" style:family="paragraph" style:parent-style-name="List_20_Paragraph">
      <style:paragraph-properties fo:margin-left="0cm" fo:margin-right="0cm" fo:line-height="150%" fo:text-indent="0cm" style:auto-text-indent="false"/>
      <style:text-properties style:font-name="Times New Roman" fo:font-size="12pt" officeooo:rsid="00b6699a" officeooo:paragraph-rsid="00b6699a" fo:background-color="#ffffff" style:font-size-asian="12pt" style:font-name-complex="Times New Roman2" style:font-size-complex="12pt"/>
    </style:style>
    <style:style style:name="T1" style:family="text">
      <style:text-properties style:font-name="Times New Roman" fo:font-size="12pt" style:font-size-asian="12pt" style:font-name-complex="Times New Roman2" style:font-size-complex="12pt"/>
    </style:style>
    <style:style style:name="T2" style:family="text">
      <style:text-properties style:font-name="Times New Roman" fo:font-size="12pt" style:font-size-asian="12pt" style:font-name-complex="Times New Roman2" style:font-size-complex="12pt" style:font-weight-complex="bold"/>
    </style:style>
    <style:style style:name="T3" style:family="text">
      <style:text-properties style:font-name="Times New Roman" fo:font-size="12pt" fo:font-style="italic" fo:font-weight="bold" fo:background-color="#ffffff" loext:char-shading-value="0" style:font-size-asian="12pt" style:font-style-asian="italic" style:font-weight-asian="bold" style:font-name-complex="Times New Roman2" style:font-size-complex="12pt"/>
    </style:style>
    <style:style style:name="T4" style:family="text">
      <style:text-properties style:font-name="Times New Roman" fo:font-size="12pt" fo:font-style="italic" fo:background-color="#ffffff" loext:char-shading-value="0" style:font-size-asian="12pt" style:font-style-asian="italic" style:font-name-complex="Times New Roman2" style:font-size-complex="12pt"/>
    </style:style>
    <style:style style:name="T5" style:family="text">
      <style:text-properties style:font-name="Times New Roman" fo:font-size="12pt" fo:font-style="italic" fo:background-color="#ffffff" loext:char-shading-value="0" style:font-size-asian="12pt" style:font-style-asian="italic" style:font-name-complex="Times New Roman2" style:font-size-complex="12pt" style:font-weight-complex="bold"/>
    </style:style>
    <style:style style:name="T6" style:family="text">
      <style:text-properties style:font-name="Times New Roman" fo:font-size="12pt" fo:font-style="italic" style:font-size-asian="12pt" style:font-style-asian="italic" style:font-name-complex="Times New Roman2" style:font-size-complex="12pt" style:font-weight-complex="bold"/>
    </style:style>
    <style:style style:name="T7" style:family="text">
      <style:text-properties style:font-name="Times New Roman" fo:font-size="12pt" fo:background-color="#ffffff" loext:char-shading-value="0" style:font-size-asian="12pt" style:font-name-complex="Times New Roman2" style:font-size-complex="12pt"/>
    </style:style>
    <style:style style:name="T8" style:family="text">
      <style:text-properties style:font-name="Times New Roman" fo:font-size="12pt" fo:background-color="#ffffff" loext:char-shading-value="0" style:font-size-asian="12pt" style:font-name-complex="Times New Roman2" style:font-size-complex="12pt" style:font-weight-complex="bold"/>
    </style:style>
    <style:style style:name="T9" style:family="text">
      <style:text-properties style:font-name="Times New Roman" fo:font-size="12pt" officeooo:rsid="002067f3" fo:background-color="#ffffff" loext:char-shading-value="0" style:font-size-asian="12pt" style:font-name-complex="Times New Roman2" style:font-size-complex="12pt" style:font-weight-complex="bold"/>
    </style:style>
    <style:style style:name="T10" style:family="text">
      <style:text-properties style:font-name="Times New Roman" fo:font-size="12pt" officeooo:rsid="0012d3bf" fo:background-color="#ffffff" loext:char-shading-value="0" style:font-size-asian="12pt" style:font-name-complex="Times New Roman2" style:font-size-complex="12pt"/>
    </style:style>
    <style:style style:name="T11" style:family="text">
      <style:text-properties style:font-name="Times New Roman" fo:font-size="12pt" officeooo:rsid="00140807" fo:background-color="#ffffff" loext:char-shading-value="0" style:font-size-asian="12pt" style:font-name-complex="Times New Roman2" style:font-size-complex="12pt"/>
    </style:style>
    <style:style style:name="T12" style:family="text">
      <style:text-properties style:font-name="Times New Roman" fo:font-size="12pt" officeooo:rsid="001764d8" fo:background-color="#ffffff" loext:char-shading-value="0" style:font-size-asian="12pt" style:font-name-complex="Times New Roman2" style:font-size-complex="12pt"/>
    </style:style>
    <style:style style:name="T13" style:family="text">
      <style:text-properties style:font-name="Times New Roman" fo:font-size="12pt" officeooo:rsid="0019e4bd" fo:background-color="#ffffff" loext:char-shading-value="0" style:font-size-asian="12pt" style:font-name-complex="Times New Roman2" style:font-size-complex="12pt"/>
    </style:style>
    <style:style style:name="T14" style:family="text">
      <style:text-properties style:font-name="Times New Roman" fo:font-size="12pt" officeooo:rsid="0022dd16" fo:background-color="#ffffff" loext:char-shading-value="0" style:font-size-asian="12pt" style:font-name-complex="Times New Roman2" style:font-size-complex="12pt"/>
    </style:style>
    <style:style style:name="T15" style:family="text">
      <style:text-properties style:font-name="Times New Roman" fo:font-size="12pt" officeooo:rsid="009a0e61" fo:background-color="#ffffff" loext:char-shading-value="0" style:font-size-asian="12pt" style:font-name-complex="Times New Roman2" style:font-size-complex="12pt"/>
    </style:style>
    <style:style style:name="T16" style:family="text">
      <style:text-properties style:font-name="Times New Roman" fo:font-size="12pt" officeooo:rsid="009b7875" fo:background-color="#ffffff" loext:char-shading-value="0" style:font-size-asian="12pt" style:font-name-complex="Times New Roman2" style:font-size-complex="12pt"/>
    </style:style>
    <style:style style:name="T17" style:family="text">
      <style:text-properties style:font-name="Times New Roman" fo:font-size="12pt" officeooo:rsid="009d0253" fo:background-color="#ffffff" loext:char-shading-value="0" style:font-size-asian="12pt" style:font-name-complex="Times New Roman2" style:font-size-complex="12pt"/>
    </style:style>
    <style:style style:name="T18" style:family="text">
      <style:text-properties style:font-name="Times New Roman" fo:font-size="12pt" officeooo:rsid="00a60cbb" fo:background-color="#ffffff" loext:char-shading-value="0" style:font-size-asian="12pt" style:font-name-complex="Times New Roman2" style:font-size-complex="12pt"/>
    </style:style>
    <style:style style:name="T19" style:family="text">
      <style:text-properties style:font-name="Times New Roman" officeooo:rsid="00a0fd84"/>
    </style:style>
    <style:style style:name="T20" style:family="text">
      <style:text-properties style:text-position="super 58%" style:font-name="Times New Roman" fo:font-size="12pt" fo:background-color="#ffffff" loext:char-shading-value="0" style:font-size-asian="12pt" style:font-name-complex="Times New Roman2" style:font-size-complex="12pt"/>
    </style:style>
    <style:style style:name="T21" style:family="text">
      <style:text-properties style:font-name="Ubuntu" fo:font-size="12pt" officeooo:rsid="002d679b" fo:background-color="#ffffff" loext:char-shading-value="0" style:font-name-asian="Ubuntu" style:font-size-asian="12pt" style:font-name-complex="Ubuntu" style:font-size-complex="12pt"/>
    </style:style>
    <style:style style:name="T22" style:family="text">
      <style:text-properties style:font-name="Ubuntu" fo:font-size="12pt" officeooo:rsid="002d679b" fo:background-color="#ffffff" loext:char-shading-value="0" style:font-name-asian="Ubuntu" style:font-size-asian="12pt" style:font-name-complex="Ubuntu" style:font-size-complex="12pt" style:font-weight-complex="bold"/>
    </style:style>
    <style:style style:name="T23" style:family="text">
      <style:text-properties style:font-name="Ubuntu" fo:font-size="12pt" officeooo:rsid="00ac1758" fo:background-color="#ffffff" loext:char-shading-value="0" style:font-name-asian="Ubuntu" style:font-size-asian="12pt" style:font-name-complex="Ubuntu" style:font-size-complex="12pt" style:font-weight-complex="bold"/>
    </style:style>
    <style:style style:name="T24" style:family="text">
      <style:text-properties style:font-name="Ubuntu" fo:font-size="12pt" officeooo:rsid="00b5165e" fo:background-color="#ffffff" loext:char-shading-value="0" style:font-name-asian="Ubuntu" style:font-size-asian="12pt" style:font-name-complex="Ubuntu" style:font-size-complex="12pt"/>
    </style:style>
    <style:style style:name="T25" style:family="text">
      <style:text-properties style:font-name="Ubuntu" officeooo:rsid="002d679b" style:font-name-asian="Ubuntu" style:font-name-complex="Ubuntu"/>
    </style:style>
    <style:style style:name="T26" style:family="text">
      <style:text-properties style:font-name="Ubuntu" officeooo:rsid="00a0af22" style:font-name-asian="Ubuntu" style:font-name-complex="Ubuntu"/>
    </style:style>
    <style:style style:name="T27" style:family="text">
      <style:text-properties style:font-name="Ubuntu" officeooo:rsid="002d679b" fo:background-color="#ffffff" loext:char-shading-value="0" style:font-name-asian="Ubuntu" style:font-name-complex="Ubuntu"/>
    </style:style>
    <style:style style:name="T28" style:family="text">
      <style:text-properties style:font-name="Ubuntu" officeooo:rsid="008436c6" fo:background-color="#ffffff" loext:char-shading-value="0" style:font-name-asian="Ubuntu" style:font-name-complex="Ubuntu"/>
    </style:style>
    <style:style style:name="T29" style:family="text">
      <style:text-properties officeooo:rsid="006ddc8e"/>
    </style:style>
    <style:style style:name="T30" style:family="text">
      <style:text-properties officeooo:rsid="006f46c9"/>
    </style:style>
    <style:style style:name="T31" style:family="text">
      <style:text-properties officeooo:rsid="006fd8c5"/>
    </style:style>
    <style:style style:name="T32" style:family="text">
      <style:text-properties officeooo:rsid="0070ad69"/>
    </style:style>
    <style:style style:name="T33" style:family="text">
      <style:text-properties officeooo:rsid="00713a1e"/>
    </style:style>
    <style:style style:name="T34" style:family="text">
      <style:text-properties officeooo:rsid="007260d2"/>
    </style:style>
    <style:style style:name="T35" style:family="text">
      <style:text-properties officeooo:rsid="008ba834"/>
    </style:style>
    <style:style style:name="T36" style:family="text">
      <style:text-properties officeooo:rsid="0094d580"/>
    </style:style>
    <style:style style:name="T37" style:family="text">
      <style:text-properties officeooo:rsid="009f23c8"/>
    </style:style>
    <style:style style:name="T38" style:family="text">
      <style:text-properties officeooo:rsid="009ff642"/>
    </style:style>
    <style:style style:name="T39" style:family="text">
      <style:text-properties officeooo:rsid="00a06ebd"/>
    </style:style>
    <style:style style:name="T40" style:family="text">
      <style:text-properties officeooo:rsid="00a0fd84"/>
    </style:style>
    <style:style style:name="T41" style:family="text">
      <style:text-properties officeooo:rsid="00a42374"/>
    </style:style>
    <style:style style:name="T42" style:family="text">
      <style:text-properties officeooo:rsid="00a46ffd"/>
    </style:style>
    <style:style style:name="T43" style:family="text">
      <style:text-properties officeooo:rsid="00a61c58"/>
    </style:style>
    <style:style style:name="T44" style:family="text">
      <style:text-properties officeooo:rsid="00b1690b"/>
    </style:style>
    <style:style style:name="T45" style:family="text">
      <style:text-properties officeooo:rsid="00b18ea5"/>
    </style:style>
    <style:style style:name="T46" style:family="text">
      <style:text-properties officeooo:rsid="00b2ae82"/>
    </style:style>
    <style:style style:name="T47" style:family="text">
      <style:text-properties officeooo:rsid="00b49d6c"/>
    </style:style>
    <style:style style:name="T48" style:family="text">
      <style:text-properties officeooo:rsid="00b722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Some other keyword based Queries in MySQL </text:p>
      <text:p text:style-name="P2">On the Company Relational Schema, execute the following queries.</text:p>
      <text:list xml:id="list3471970228268386038" text:style-name="WWNum2">
        <text:list-item>
          <text:p text:style-name="P99"><text:span text:style-name="T7">Display all odd numbered alternate records from ‘</text:span><text:span text:style-name="T4">Employee</text:span><text:span text:style-name="T7">’ table. </text:span><text:span text:style-name="T21">√</text:span></text:p>
        </text:list-item>
      </text:list>
      <text:p text:style-name="P66">Ans:</text:p>
      <text:p text:style-name="P96"><text:s text:c="10"/>--<text:span text:style-name="T40">&gt;</text:span><text:span text:style-name="T19">SELECT Fname,Minit,Lname,Ssn,Bdate,Address,Sex,salary,Super_ssn,Dno FROM ( SELECT *, @rowNumber := @rowNumber+ 1 rn FROM EMPLOYEE join (select @rowNumber:=0) r ) t WHERE rn%2=1;</text:span></text:p>
      <text:p text:style-name="P66"/>
      <text:p text:style-name="P66"><text:span text:style-name="T42">(d)</text:span> select * from EMPLOYEE where Row_id +4 = 5 or Row_id + 4= 9 or Row_id + 4 =13 or Row_id +4 =17 ;</text:p>
      <text:list xml:id="list205642357315471" text:continue-numbering="true" text:style-name="WWNum2">
        <text:list-item>
          <text:p text:style-name="P100"><text:span text:style-name="T7">Display all even numbered alternate records from ‘</text:span><text:span text:style-name="T4">Employee</text:span><text:span text:style-name="T7">’ table. </text:span><text:span text:style-name="T21">√</text:span></text:p>
        </text:list-item>
      </text:list>
      <text:p text:style-name="P67">Ans: </text:p>
      <text:p text:style-name="P95"><text:s text:c="12"/>--<text:span text:style-name="T41">&gt;SELECT Fname,Minit,Lname,Ssn,Bdate,Address,Sex,salary,Super_ssn,Dno FROM ( SELECT *, @rowNumber := @rowNumber+ 1 rn FROM EMPLOYEE join (select @rowNumber:=0) r ) t WHERE rn%2=0; </text:span></text:p>
      <text:p text:style-name="P95"/>
      <text:p text:style-name="P95"/>
      <text:p text:style-name="P67"><text:span text:style-name="T42">(d)</text:span>select * from EMPLOYEE where Row_id +4 = 6 or Row_id + 4= 6 or Row_id + 4 =10 or Row_id +4 =14 or Row_id + 4 =18;</text:p>
      <text:list xml:id="list205641903145026" text:continue-numbering="true" text:style-name="WWNum2">
        <text:list-item>
          <text:p text:style-name="P98"><text:span text:style-name="T7">Find the year from the given date. </text:span><text:span text:style-name="T21">√</text:span></text:p>
          <text:p text:style-name="P144">Ans : SELECT EXTRACT(<text:span text:style-name="T47">YEAR</text:span> FROM <text:s/>"2017-06-15 ");</text:p>
        </text:list-item>
        <text:list-item>
          <text:p text:style-name="P146">Find year from birth date when the date is a VARCHAR column instead of the proper DATE data type. <text:span text:style-name="T25">√</text:span></text:p>
        </text:list-item>
      </text:list>
      <text:p text:style-name="P23"/>
      <text:p text:style-name="P61">Ans: select year(Bdate) from Emp_dummy; (<text:span text:style-name="T35">The year function works in the same way inspite of the Bdate being a varchar column)</text:span></text:p>
      <text:list xml:id="list205641317067029" text:continue-numbering="true" text:style-name="WWNum2">
        <text:list-item>
          <text:p text:style-name="P101"><text:span text:style-name="T7">Select first 3 characters of first name. <text:s/></text:span><text:span text:style-name="T21">√</text:span></text:p>
        </text:list-item>
      </text:list>
      <text:p text:style-name="P21"><text:span text:style-name="T7"><text:s text:c="2"/></text:span><text:span text:style-name="T10"><text:s/>Ans: select substring(Fname,1,3) from EMPLOYEE;</text:span></text:p>
      <text:list xml:id="list205642656170273" text:continue-numbering="true" text:style-name="WWNum2">
        <text:list-item>
          <text:p text:style-name="P102"><text:span text:style-name="T7">Check whether date passed to Query is the date of a given format or not.</text:span><text:span text:style-name="T21">√</text:span></text:p>
        </text:list-item>
      </text:list>
      <text:p text:style-name="P68">Ans: </text:p>
      <text:p text:style-name="P68">//select date_format(Bdate,"%Y-%m-%d") as format_of_date,Bdate <text:s/>from EMPLOYEE;</text:p>
      <text:p text:style-name="P69">select if(date_format('1999-09-25','%Y-%m-%d')='1999-09-25','Yes','No') as Ans ;</text:p>
      <text:p text:style-name="P69"/>
      <text:list xml:id="list205641517530446" text:continue-numbering="true" text:style-name="WWNum2">
        <text:list-item>
          <text:p text:style-name="P103"><text:span text:style-name="T7">Find duplicate rows in a table of your choice. <text:s/></text:span><text:span text:style-name="T21">√</text:span></text:p>
          <text:p text:style-name="P145"/>
          <text:p text:style-name="P159"><text:span text:style-name="T7"><text:s text:c="12"/></text:span><text:span text:style-name="T11">Ans:</text:span></text:p>
          <text:p text:style-name="P159"><text:span text:style-name="T15">a)</text:span><text:span text:style-name="T11"> select * from DEPENDENT Inner join (select Essn from DEPENDENT group <text:s text:c="4"/>by Essn having count(Dependent_name)&gt;1)item on item.Essn=DEPENDENT.Essn;</text:span></text:p>
        </text:list-item>
      </text:list>
      <text:p text:style-name="P92"/>
      <text:p text:style-name="P89"><text:span text:style-name="T11">b</text:span><text:span text:style-name="T7">)--&gt;select Essn,Dependent_name,Sex,Bdate,Relationship,Count(*) as cnt from Dependent_dummy group by Essn,Dependent_name,Sex,Bdate,Relationship;</text:span></text:p>
      <text:p text:style-name="P93"><text:soft-page-break/></text:p>
      <text:p text:style-name="P90"><text:span text:style-name="T7">--</text:span><text:span text:style-name="T16">&gt;create view duplicate as (select Essn,Dependent_name,Sex,Bdate,Relationship,Count(*) as cnt from Dependent_dummy group by Essn,Dependent_name,Sex,Bdate,Relationship);</text:span></text:p>
      <text:p text:style-name="P94"/>
      <text:p text:style-name="P91"><text:span text:style-name="T16">--</text:span><text:span text:style-name="T17">&gt; select * from duplicate where cnt&gt;1;</text:span></text:p>
      <text:list xml:id="list205640670551885" text:continue-numbering="true" text:style-name="WWNum2">
        <text:list-item>
          <text:p text:style-name="P147">Delete the duplicate records retrieved using the above query without using a temporary table.</text:p>
        </text:list-item>
      </text:list>
      <text:p text:style-name="P24"/>
      <text:list xml:id="list205641499579958" text:continue-numbering="true" text:style-name="WWNum2">
        <text:list-item>
          <text:p text:style-name="P148">Delete the duplicate records retrieved using the above query using a temporary table.<text:span text:style-name="T25">√</text:span><text:span text:style-name="T26">(d)</text:span></text:p>
        </text:list-item>
      </text:list>
      <text:p text:style-name="P62">Ans: </text:p>
      <text:p text:style-name="P62">--&gt;create table temporary like Dependent_dummy;</text:p>
      <text:p text:style-name="P63">--<text:span text:style-name="T37">&gt;insert into temporary select distinct * from Dependent_dummy;</text:span></text:p>
      <text:p text:style-name="P64">--<text:span text:style-name="T38">&gt;delete from Dependent_dummy;</text:span></text:p>
      <text:p text:style-name="P65">--<text:span text:style-name="T39">&gt;insert into Dependent_dummy select * from temporary;</text:span></text:p>
      <text:list xml:id="list205640918117249" text:continue-numbering="true" text:style-name="WWNum2">
        <text:list-item>
          <text:p text:style-name="P104"><text:span text:style-name="T7">Extract the </text:span><text:span text:style-name="T4">3</text:span><text:span text:style-name="T20">rd</text:span><text:span text:style-name="T7"> maximum salary. Also find </text:span><text:span text:style-name="T4">n</text:span><text:span text:style-name="T20">th</text:span><text:span text:style-name="T7"> max salary. <text:s/></text:span><text:span text:style-name="T21">√</text:span></text:p>
        </text:list-item>
      </text:list>
      <text:p text:style-name="P25">Ans: SELECT DISTINCT(a.Salary) FROM EMPLOYEE a WHERE 3 = (SELECT COUNT( DISTINCT(b.Salary) )FROM EMPLOYEE b WHERE a.Salary &lt;= b.Salary );</text:p>
      <text:p text:style-name="P25"/>
      <text:p text:style-name="P25"/>
      <text:p text:style-name="P85"><text:span text:style-name="T7">--</text:span><text:span text:style-name="T13">&gt;Replace 3 with any number you want to ;</text:span></text:p>
      <text:list xml:id="list205641166745921" text:continue-numbering="true" text:style-name="WWNum2">
        <text:list-item>
          <text:p text:style-name="P105"><text:span text:style-name="T7">How to get first </text:span><text:span text:style-name="T4">3</text:span><text:span text:style-name="T7"> max salaries. Also find first </text:span><text:span text:style-name="T4">n</text:span><text:span text:style-name="T7"> max salaries. <text:s/></text:span><text:span text:style-name="T21">√</text:span></text:p>
        </text:list-item>
      </text:list>
      <text:p text:style-name="P22"/>
      <text:p text:style-name="P26">Ans: SELECT DISTINCT(a.Salary) FROM EMPLOYEE a WHERE 3&gt;= (SELECT COUNT( DISTINCT(b.Salary) )FROM EMPLOYEE b WHERE a.Salary &lt;= b.Salary ) order by a.Salary desc;</text:p>
      <text:p text:style-name="P26"/>
      <text:p text:style-name="P88"><text:span text:style-name="T7">--</text:span><text:span text:style-name="T14">&gt;Replacing 3 by any number will give n max salaries.</text:span></text:p>
      <text:list xml:id="list205641595276060" text:continue-numbering="true" text:style-name="WWNum2">
        <text:list-item>
          <text:p text:style-name="P106"><text:span text:style-name="T7">Find the size of the SCHEMA/USER. <text:s/></text:span><text:span text:style-name="T21">√</text:span></text:p>
        </text:list-item>
      </text:list>
      <text:p text:style-name="P27">Ans:</text:p>
      <text:p text:style-name="P84"><text:span text:style-name="T7">--</text:span><text:span text:style-name="T12">&gt;</text:span><text:span text:style-name="T7"> create view size <text:s/>as (select table_schema,sum(data_length+index_length)/1024/1024 as total_in_mb from information_schema.tables group by table_schema);</text:span></text:p>
      <text:p text:style-name="P27"/>
      <text:p text:style-name="P28">--&gt;select * from size where table_schema='OFFICE3'</text:p>
      <text:list xml:id="list205642304325403" text:continue-numbering="true" text:style-name="WWNum2">
        <text:list-item>
          <text:p text:style-name="P107"><text:span text:style-name="T7">Display year, month, day as separate attributes from employee’s date of birth. </text:span><text:span text:style-name="T21">√</text:span></text:p>
        </text:list-item>
      </text:list>
      <text:p text:style-name="P29">Ans: select Bdate,extract(year from Bdate) as year, extract(month from Bdate) as month , extract(day from Bdate) as date <text:s/>from bdate;</text:p>
      <text:list xml:id="list205640840150161" text:continue-numbering="true" text:style-name="WWNum2">
        <text:list-item>
          <text:p text:style-name="P108"><text:span text:style-name="T7">Display the current time. </text:span><text:span text:style-name="T21">√</text:span></text:p>
        </text:list-item>
      </text:list>
      <text:p text:style-name="P30">Ans: select curtime();</text:p>
      <text:list xml:id="list205641900804870" text:continue-numbering="true" text:style-name="WWNum2">
        <text:list-item>
          <text:p text:style-name="P109"><text:span text:style-name="T7">Retrieve the date part of the date or datetime expression. </text:span><text:span text:style-name="T21">√</text:span></text:p>
        </text:list-item>
      </text:list>
      <text:p text:style-name="P31">Ans: SELECT EXTRACT(DAY from "2017-08-19") as DATE;</text:p>
      <text:list xml:id="list205642732945719" text:continue-numbering="true" text:style-name="WWNum2">
        <text:list-item>
          <text:p text:style-name="P110"><text:span text:style-name="T7">Given a date, retrieve the next day’s date. </text:span><text:span text:style-name="T21">√</text:span></text:p>
        </text:list-item>
      </text:list>
      <text:p text:style-name="P32">Ans: SELECT DATE_ADD("2017-06-15", INTERVAL 1 DAY) as Next_Day;</text:p>
      <text:list xml:id="list205642172181682" text:continue-numbering="true" text:style-name="WWNum2">
        <text:list-item>
          <text:p text:style-name="P111"><text:soft-page-break/><text:span text:style-name="T7">Get position of '</text:span><text:span text:style-name="T4">a</text:span><text:span text:style-name="T7">' in name </text:span><text:span text:style-name="T4">'Sundar Pitchai</text:span><text:span text:style-name="T7">' from employee table. </text:span><text:span text:style-name="T21">√</text:span></text:p>
        </text:list-item>
      </text:list>
      <text:p text:style-name="P33">Ans: select Full_name,position('a' in Full_name) as position from fullnames;</text:p>
      <text:list xml:id="list205641379105736" text:continue-numbering="true" text:style-name="WWNum2">
        <text:list-item>
          <text:p text:style-name="P112"><text:span text:style-name="T8">Get fname from employee table after removing white spaces from left side.</text:span><text:span text:style-name="T22">√</text:span></text:p>
        </text:list-item>
      </text:list>
      <text:p text:style-name="P34">Ans: select Ltrim(Fname) from EMPLOYEE;</text:p>
      <text:list xml:id="list205641377190331" text:continue-numbering="true" text:style-name="WWNum2">
        <text:list-item>
          <text:p text:style-name="P113"><text:span text:style-name="T2">Get length of fname from employee table. </text:span><text:span text:style-name="T22">√</text:span></text:p>
        </text:list-item>
      </text:list>
      <text:p text:style-name="P35">Ans: select fname,length(fname) as length from EMPLOYEE;</text:p>
      <text:list xml:id="list205642303150921" text:continue-numbering="true" text:style-name="WWNum2">
        <text:list-item>
          <text:p text:style-name="P114"><text:span text:style-name="T2">Get fname from employee table after replacing '</text:span><text:span text:style-name="T6">o</text:span><text:span text:style-name="T2">' with '</text:span><text:span text:style-name="T6">*</text:span><text:span text:style-name="T2">'. </text:span><text:span text:style-name="T22">√</text:span></text:p>
        </text:list-item>
      </text:list>
      <text:p text:style-name="P36">Ans:</text:p>
      <text:p text:style-name="P36"/>
      <text:p text:style-name="P86"><text:span text:style-name="T8">--</text:span><text:span text:style-name="T9">&gt;</text:span><text:span text:style-name="T8"> create view modified_fnames as (select Fname,Replace(Fname,"o","*") as modified_name <text:s/>from Fname);</text:span></text:p>
      <text:p text:style-name="P37"/>
      <text:p text:style-name="P87"><text:span text:style-name="T8">--</text:span><text:span text:style-name="T9">&gt;</text:span><text:span text:style-name="T8">select modified_name from modified_fnames;</text:span></text:p>
      <text:list xml:id="list205642226410991" text:continue-numbering="true" text:style-name="WWNum2">
        <text:list-item>
          <text:p text:style-name="P115"><text:span text:style-name="T2">Get fname and lname as a single attribute from employee table separated by a '_'. </text:span><text:span text:style-name="T22">√</text:span></text:p>
        </text:list-item>
      </text:list>
      <text:p text:style-name="P70">Ans: select concat(Fname,'_',Lname ) as Full_Name from EMPLOYEE;</text:p>
      <text:list xml:id="list205642526848825" text:continue-numbering="true" text:style-name="WWNum2">
        <text:list-item>
          <text:p text:style-name="P116"><text:span text:style-name="T7">Find all employee records containing the word "</text:span><text:span text:style-name="T4">Jai</text:span><text:span text:style-name="T7">", regardless of whether it was stored as JAI, Jai, or jai. </text:span><text:span text:style-name="T21">√</text:span></text:p>
        </text:list-item>
      </text:list>
      <text:p text:style-name="P40">Ans: select * from EMPLOYEE s where s.Fname in (select e.Fname from EMPLOYEE e where (select locate('jai',concat(e.Fname,e.Lname)))&gt;0);</text:p>
      <text:list xml:id="list205640732898437" text:continue-numbering="true" text:style-name="WWNum2">
        <text:list-item>
          <text:p text:style-name="P117"><text:span text:style-name="T7">Find the number of employees according to the gender whose DOB is between 05/01/1980 to 31/12/2016. </text:span><text:span text:style-name="T21">√</text:span></text:p>
        </text:list-item>
      </text:list>
      <text:p text:style-name="P41">Ans: select count(*) as count_of_employees,Sex from (select * from EMPLOYEE where Bdate &gt; '1998-05-16' and Bdate &lt; '1999-08-27')t group by Sex;</text:p>
      <text:list xml:id="list205642722529313" text:continue-numbering="true" text:style-name="WWNum2">
        <text:list-item>
          <text:p text:style-name="P151">Retrieve the mysql username and password.<text:span text:style-name="T25">√</text:span></text:p>
        </text:list-item>
      </text:list>
      <text:p text:style-name="P152">Ans : select User,authentication_string from mysql.user where concat(User,'@','localhost') = user();</text:p>
      <text:list xml:id="list205642262672620" text:continue-numbering="true" text:style-name="WWNum2">
        <text:list-item>
          <text:p text:style-name="P118"><text:span text:style-name="T7">Find all the employee first name/s whose name consists of three or more words.</text:span><text:span text:style-name="T21">√</text:span></text:p>
        </text:list-item>
      </text:list>
      <text:p text:style-name="P42">Ans: select * from EMPLOYEE where Fname in (select Fname from (select Fname,(length(Fname)-length(Replace(Fname,' ',''))+1) as no_of_words from EMPLOYEE)t where no_of_words &gt;=3);</text:p>
      <text:list xml:id="list205642489945159" text:continue-numbering="true" text:style-name="WWNum2">
        <text:list-item>
          <text:p text:style-name="P119"><text:span text:style-name="T8">Get employee details from employee table whose first name ends with '</text:span><text:span text:style-name="T5">n</text:span><text:span text:style-name="T8">' and name contains 4 letters. </text:span><text:span text:style-name="T22">√</text:span></text:p>
        </text:list-item>
      </text:list>
      <text:p text:style-name="P38">Ans: select * from EMPLOYEE where substring(Fname,-1)='e' and length(Fname)=4;</text:p>
      <text:list xml:id="list205641673038076" text:continue-numbering="true" text:style-name="WWNum2">
        <text:list-item>
          <text:p text:style-name="P120"><text:span text:style-name="T2">Get employee details from employee table whose joining month is “January”. <text:s/></text:span><text:span text:style-name="T22">√</text:span></text:p>
        </text:list-item>
      </text:list>
      <text:p text:style-name="P71">Ans: select Fname,Lname,Minit,Ssn,Bdate,Address,Sex,Salary,Super_ssn from EMPLOYEE,DEPARTMENT where MONTHNAME(Mgr_start_date)='September' and Mgr_ssn=Ssn;</text:p>
      <text:p text:style-name="P71"/>
      <text:list xml:id="list205641443356763" text:continue-numbering="true" text:style-name="WWNum2">
        <text:list-item>
          <text:p text:style-name="P121"><text:span text:style-name="T2">Get database date.</text:span><text:span text:style-name="T22">√</text:span></text:p>
        </text:list-item>
      </text:list>
      <text:p text:style-name="P39">Ans : select create_time,update_time from (select create_time,table_schema,update_time <text:s text:c="2"/>from information_schema.tables group by table_schema,create_time,update_time)t where table_schema='OFFICE3' and create_time&gt;0 and update_time&gt;0;</text:p>
      <text:list xml:id="list205641014788853" text:continue-numbering="true" text:style-name="WWNum2">
        <text:list-item>
          <text:p text:style-name="P122"><text:soft-page-break/><text:span text:style-name="T7">F</text:span><text:span text:style-name="T2">etch data that are common in two query results.</text:span><text:span text:style-name="T22">√</text:span><text:span text:style-name="T23">(d)</text:span></text:p>
        </text:list-item>
      </text:list>
      <text:p text:style-name="P156">Ans: <text:s/>select * from (select * <text:s/>from EMPLOYEE where Salary &gt;=60000)t natural join <text:s/>(select * from EMPLOYEE where sex='M')e;</text:p>
      <text:list xml:id="list205642549074145" text:continue-numbering="true" text:style-name="WWNum2">
        <text:list-item>
          <text:p text:style-name="P123"><text:span text:style-name="T2">Get first names of employees who has '*' in last_name. </text:span><text:span text:style-name="T22">√</text:span></text:p>
        </text:list-item>
      </text:list>
      <text:p text:style-name="P72">Ans: select Fname from EMPLOYEE where (select locate('*',Lname))&gt;0;</text:p>
      <text:list xml:id="list205642770327093" text:continue-numbering="true" text:style-name="WWNum2">
        <text:list-item>
          <text:p text:style-name="P124"><text:span text:style-name="T2">Find department from dept table after replacing special character with a white space.</text:span><text:span text:style-name="T22">√</text:span></text:p>
        </text:list-item>
      </text:list>
      <text:p text:style-name="P73">Ans: select Replace(Dname,'e',' ' ) as modified_dept_name from DEPARTMENT;</text:p>
      <text:list xml:id="list205641323228532" text:continue-numbering="true" text:style-name="WWNum2">
        <text:list-item>
          <text:p text:style-name="P125"><text:span text:style-name="T7">Retrieve the number</text:span><text:span text:style-name="T2"> of employees joined with respect to a particular year and a particular month from employee table.</text:span><text:span text:style-name="T22">√</text:span></text:p>
        </text:list-item>
      </text:list>
      <text:p text:style-name="P74">Ans: select count(*) from EMPLOYEE where Ssn in (select Mgr_ssn from DEPARTMENT where (select month(Mgr_start_date)=9) and (select year(Mgr_start_date)&gt;=2018));</text:p>
      <text:list xml:id="list205641279913333" text:continue-numbering="true" text:style-name="WWNum2">
        <text:list-item>
          <text:p text:style-name="P126"><text:span text:style-name="T7">Extract characters within a specified range of length from department field. </text:span><text:span text:style-name="T21">√</text:span></text:p>
        </text:list-item>
      </text:list>
      <text:p text:style-name="P43">Ans: select Dname,substring(Dname,2,5) <text:s/>as range_char from DEPARTMENT;</text:p>
      <text:list xml:id="list205642130105191" text:continue-numbering="true" text:style-name="WWNum2">
        <text:list-item>
          <text:p text:style-name="P127"><text:span text:style-name="T1">Convert the name of the employee to lowercase and then as uppercase. </text:span><text:span text:style-name="T21">√</text:span></text:p>
        </text:list-item>
      </text:list>
      <text:p text:style-name="P82">Ans: select Lower(Fname),Upper(Fname) <text:s/>from EMPLOYEE;</text:p>
      <text:list xml:id="list205642010945077" text:continue-numbering="true" text:style-name="WWNum2">
        <text:list-item>
          <text:p text:style-name="P128"><text:span text:style-name="T2">Select FIRST </text:span><text:span text:style-name="T6">n</text:span><text:span text:style-name="T2"> records from a department table. </text:span><text:span text:style-name="T22">√</text:span></text:p>
        </text:list-item>
      </text:list>
      <text:p text:style-name="P75">Ans: select * from DEPARTMENT limit 3;</text:p>
      <text:list xml:id="list205642068904578" text:continue-numbering="true" text:style-name="WWNum2">
        <text:list-item>
          <text:p text:style-name="P129"><text:span text:style-name="T7">Select LAST </text:span><text:span text:style-name="T6">n</text:span><text:span text:style-name="T2"> records from a department table. </text:span><text:span text:style-name="T22">√</text:span></text:p>
        </text:list-item>
      </text:list>
      <text:p text:style-name="P76">Ans: <text:s/>select * from DEPARTMENT order by Dnumber <text:s/>DESC Limit 3;</text:p>
      <text:list xml:id="list205642005254516" text:continue-numbering="true" text:style-name="WWNum2">
        <text:list-item>
          <text:p text:style-name="P157">Select first name from employee table which contain only numbers.<text:span text:style-name="T27">√</text:span></text:p>
        </text:list-item>
      </text:list>
      <text:p text:style-name="P81">Ans: select * from Emp_dummy where Fname Regexp '^[[:digit:]]+$';</text:p>
      <text:list xml:id="list205641365777649" text:continue-numbering="true" text:style-name="WWNum2">
        <text:list-item>
          <text:p text:style-name="P158">Get fname, lname from employee table as separate rows.<text:span text:style-name="T27">√</text:span><text:span text:style-name="T28">(d)</text:span></text:p>
        </text:list-item>
      </text:list>
      <text:p text:style-name="P80">Ans: select name,max(if(Ssn='121212' and name='Lastname','Vaishnavi','Bondu'))as E1, min(if(Ssn='123456' and name='Lastname','Dulquer','Salman')) as E2 , min(if(Ssn='126789' and name='Lastname','Koushik','Srivatsan'))as E3, max(if(Ssn='131313' and name='Lastname','Mythri','Kongathi'))as E4, max(if(Ssn='141414' and name='Lastname','Pavitra','Bhagavatula'))as E5, max(if(Ssn='153535' and name='Lastname','Pranjali','Parse'))as E6 from name_dummy group by name;</text:p>
      <text:list xml:id="list205641206940105" text:continue-numbering="true" text:style-name="WWNum2">
        <text:list-item>
          <text:p text:style-name="P130"><text:span text:style-name="T7">Create an empty table </text:span><text:span text:style-name="T4">emptem</text:span><text:span text:style-name="T7"> with the same structure as </text:span><text:span text:style-name="T4">emp</text:span><text:span text:style-name="T7">.</text:span><text:span text:style-name="T22">√</text:span></text:p>
        </text:list-item>
      </text:list>
      <text:p text:style-name="P44">Ans: create table EMPTEMP like EMPLOYEE;</text:p>
      <text:list xml:id="list205640888817827" text:continue-numbering="true" text:style-name="WWNum2">
        <text:list-item>
          <text:p text:style-name="P131"><text:span text:style-name="T2">If there are two tables </text:span><text:span text:style-name="T6">emp1</text:span><text:span text:style-name="T2"> and </text:span><text:span text:style-name="T6">emp2</text:span><text:span text:style-name="T2">, and both have common records. Fetch all the records, but common records only once?</text:span><text:span text:style-name="T22">√</text:span></text:p>
        </text:list-item>
      </text:list>
      <text:p text:style-name="P77">Ans: select * from EMPLOYEE union select * from EMPTEMP;</text:p>
      <text:list xml:id="list205641907285048" text:continue-numbering="true" text:style-name="WWNum2">
        <text:list-item>
          <text:p text:style-name="P132"><text:span text:style-name="T2">Extract only common records from two tables </text:span><text:span text:style-name="T6">emp1</text:span><text:span text:style-name="T2"> and </text:span><text:span text:style-name="T6">emp2</text:span><text:span text:style-name="T2">?</text:span><text:span text:style-name="T22">√</text:span></text:p>
        </text:list-item>
      </text:list>
      <text:p text:style-name="P78">Ans: select * from EMPLOYEE natural join EMPTEMP;</text:p>
      <text:list xml:id="list205642663532365" text:continue-numbering="true" text:style-name="WWNum2">
        <text:list-item>
          <text:p text:style-name="P133"><text:span text:style-name="T2">Retrieve all records of </text:span><text:span text:style-name="T6">emp1</text:span><text:span text:style-name="T2"> those should not present in </text:span><text:span text:style-name="T6">emp2</text:span><text:span text:style-name="T2">?</text:span><text:span text:style-name="T22">√</text:span></text:p>
        </text:list-item>
      </text:list>
      <text:p text:style-name="P79">Ans: elect * from EMPLOYEE where <text:s/>Ssn not in (select Ssn from (select * from EMPLOYEE natural join EMPTEMP)t);</text:p>
      <text:list xml:id="list205641848557380" text:continue-numbering="true" text:style-name="WWNum2">
        <text:list-item>
          <text:p text:style-name="P134"><text:span text:style-name="T7">Returns the default (current) database</text:span><text:span text:style-name="T1"> name. </text:span><text:span text:style-name="T21">√</text:span></text:p>
        </text:list-item>
      </text:list>
      <text:p text:style-name="P83">Ans: select database();</text:p>
      <text:list xml:id="list205641500786510" text:continue-numbering="true" text:style-name="WWNum2">
        <text:list-item>
          <text:p text:style-name="P135"><text:span text:style-name="T7">Retrieve the current MySQL user name and host name. </text:span><text:span text:style-name="T21">√</text:span></text:p>
        </text:list-item>
      </text:list>
      <text:p text:style-name="P45"><text:soft-page-break/>Ans: select CURRENT_USER();</text:p>
      <text:list xml:id="list205642091618228" text:continue-numbering="true" text:style-name="WWNum2">
        <text:list-item>
          <text:p text:style-name="P136"><text:span text:style-name="T7">Find the string that tells the MySQL server version.</text:span><text:span text:style-name="T21">√</text:span></text:p>
        </text:list-item>
      </text:list>
      <text:p text:style-name="P46">Ans: select version();</text:p>
      <text:list xml:id="list205641266223643" text:continue-numbering="true" text:style-name="WWNum2">
        <text:list-item>
          <text:p text:style-name="P145">Perform Bitwise OR, Bitwise XOR and Bitwise AND.<text:span text:style-name="T25">√</text:span></text:p>
        </text:list-item>
      </text:list>
      <text:p text:style-name="P58">Ans: select 2&amp; 15;</text:p>
      <text:p text:style-name="P58"><text:s text:c="8"/>select 2 | 15;</text:p>
      <text:p text:style-name="P58"><text:s text:c="8"/>select 2 ^ 15;</text:p>
      <text:list xml:id="list205641638540243" text:continue-numbering="true" text:style-name="WWNum2">
        <text:list-item>
          <text:p text:style-name="P137"><text:span text:style-name="T7">Find rows that contain at least one of the two words ‘</text:span><text:span text:style-name="T4">mysql</text:span><text:span text:style-name="T7">’, ‘</text:span><text:span text:style-name="T4">oracle</text:span><text:span text:style-name="T7">’.</text:span><text:span text:style-name="T21">√</text:span><text:span text:style-name="T24">(d)</text:span></text:p>
        </text:list-item>
      </text:list>
      <text:p text:style-name="P60">Ans: select * from EMPLOYEE where Fname like '%mysql%' or <text:s text:c="2"/>Lname like '%mysql %' or Fname like '%oracle%' or Lname like '%oracle%' ;</text:p>
      <text:list xml:id="list205642470969656" text:continue-numbering="true" text:style-name="WWNum2">
        <text:list-item>
          <text:p text:style-name="P138"><text:span text:style-name="T7">Find the difference between two dates and print in terms of the number of days. </text:span><text:span text:style-name="T21">√</text:span></text:p>
        </text:list-item>
      </text:list>
      <text:p text:style-name="P47">Ans: select Datediff('2018-09-28','2018-09-19') as difference;</text:p>
      <text:list xml:id="list205641915482028" text:continue-numbering="true" text:style-name="WWNum2">
        <text:list-item>
          <text:p text:style-name="P139"><text:span text:style-name="T7">Add one day to the current date. <text:s/></text:span><text:span text:style-name="T21">√</text:span></text:p>
        </text:list-item>
      </text:list>
      <text:p text:style-name="P48">Ans: select CURRENT_DATE() + 1 ;</text:p>
      <text:list xml:id="list205642339529999" text:continue-numbering="true" text:style-name="WWNum2">
        <text:list-item>
          <text:p text:style-name="P140"><text:span text:style-name="T7">Add two hours and 5000 minutes to the current date and print the new date. </text:span><text:span text:style-name="T21">√</text:span></text:p>
        </text:list-item>
      </text:list>
      <text:p text:style-name="P155">Ans: //select addtime((select now()),"4 2:00:00");</text:p>
      <text:p text:style-name="P161"><text:s text:c="11"/>select curdate(),date_add(curdate(),interval ' 2 5000' <text:span text:style-name="T48">hour_minute</text:span>);</text:p>
      <text:list xml:id="list205642143629213" text:continue-numbering="true" text:style-name="WWNum2">
        <text:list-item>
          <text:p text:style-name="P149">Find the floor and ceil values of a floating point number. Also operate on the power, log, modulus, round off and truncate functions. <text:span text:style-name="T25">√</text:span></text:p>
        </text:list-item>
      </text:list>
      <text:p text:style-name="P51">Ans: select floor(25.75);</text:p>
      <text:p text:style-name="P52"><text:s text:c="9"/><text:span text:style-name="T29">select ceil(25.75);</text:span></text:p>
      <text:p text:style-name="P53"><text:s text:c="9"/><text:span text:style-name="T30">select round(126.84,1);</text:span></text:p>
      <text:p text:style-name="P54"><text:s text:c="8"/><text:span text:style-name="T31">select truncate(126.856,2);</text:span></text:p>
      <text:p text:style-name="P55"><text:s text:c="8"/><text:span text:style-name="T32">select power(2,10);</text:span></text:p>
      <text:p text:style-name="P56"><text:s text:c="8"/><text:span text:style-name="T33">select log10(32) ,select log2(32),select log(2,32);</text:span></text:p>
      <text:p text:style-name="P57"><text:s text:c="8"/><text:span text:style-name="T34"><text:s/>select abs(-3.567);</text:span></text:p>
      <text:list xml:id="list205641673437212" text:continue-numbering="true" text:style-name="WWNum2">
        <text:list-item>
          <text:p text:style-name="P141"><text:span text:style-name="T7">In a string attribute of the company schema, match the following using </text:span><text:span text:style-name="T3">regular expression</text:span><text:span text:style-name="T7">. </text:span><text:span text:style-name="T21">√</text:span></text:p>
        </text:list-item>
      </text:list>
      <text:p text:style-name="P7">a) Beginning of the string.<text:span text:style-name="T25">√</text:span></text:p>
      <text:p text:style-name="P12">Ans:</text:p>
      <text:p text:style-name="P12">// select e.Fname,e.Ssn,s.Fname,s.Ssn from EMPLOYEE e, EMPLOYEE s <text:s/>where substring(e.Fname,1,1)=substring(s.Fname,1,1) and e.Fname!=s.Fname;</text:p>
      <text:p text:style-name="P11"/>
      <text:p text:style-name="P13">SELECT Fname FROM EMPLOYEE WHERE Fname REGEXP '^sa';</text:p>
      <text:p text:style-name="P9">b) Match any character (including carriage return and newline).<text:span text:style-name="T25">√</text:span></text:p>
      <text:p text:style-name="P16">Ans: select Fname from EMPLOYEE where Fname REGEXP 'd';</text:p>
      <text:p text:style-name="P8">c) Match the end of a string. <text:span text:style-name="T25">√</text:span></text:p>
      <text:p text:style-name="P14">Ans: </text:p>
      <text:p text:style-name="P14">//select e.Fname,e.Ssn,s.Fname,s.Ssn from EMPLOYEE e, EMPLOYEE s <text:s/>where substring(e.Fname,-1)=substring(s.Fname,-1) and e.Fname!=s.Fname;</text:p>
      <text:p text:style-name="P15">SELECT Fname FROM EMPLOYEE WHERE Fname REGEXP 'n$';</text:p>
      <text:p text:style-name="P10"><text:soft-page-break/>d) Any sequence of zero or more characters.<text:span text:style-name="T36">(d)</text:span><text:span text:style-name="T25">√</text:span></text:p>
      <text:p text:style-name="P19"><text:span text:style-name="T18">Ans: </text:span>SELECT * FROM EMPLOYEE WHERE Fname REGEXP '^S<text:span text:style-name="T43">r</text:span>*';</text:p>
      <text:p text:style-name="P18"><text:span text:style-name="T7">e) Either of the sequences </text:span><text:span text:style-name="T4">xy</text:span><text:span text:style-name="T7"> or </text:span><text:span text:style-name="T4">abc</text:span><text:span text:style-name="T7">.</text:span><text:span text:style-name="T21">√</text:span></text:p>
      <text:p text:style-name="P17">Ans: select Fname from Emp_dummy where Fname REGEXP '.xy|.abc';</text:p>
      <text:list xml:id="list205642564965204" text:continue-numbering="true" text:style-name="WWNum2">
        <text:list-item>
          <text:p text:style-name="P142"><text:span text:style-name="T7">Compare two strings and print the value ‘</text:span><text:span text:style-name="T4">yes</text:span><text:span text:style-name="T7">’ if they are equal, else ‘</text:span><text:span text:style-name="T4">no</text:span><text:span text:style-name="T7">’. </text:span><text:span text:style-name="T21">√</text:span></text:p>
        </text:list-item>
      </text:list>
      <text:p text:style-name="P49">Ans: <text:s/>select if((select strcmp('bondu','bondu'))=0,'yes','no') as Comp_result;</text:p>
      <text:list xml:id="list205641657378464" text:continue-numbering="true" text:style-name="WWNum2">
        <text:list-item>
          <text:p text:style-name="P143"><text:span text:style-name="T7">Simulate the “</text:span><text:span text:style-name="T4">IF... ELSE</text:span><text:span text:style-name="T7">” construct in Mysql for a mark and grade setup.</text:span><text:span text:style-name="T21">√</text:span></text:p>
        </text:list-item>
      </text:list>
      <text:p text:style-name="P153">Ans: </text:p>
      <text:p text:style-name="P154">--<text:span text:style-name="T46">&gt;</text:span>DELIMITER //</text:p>
      <text:p text:style-name="P154"><text:s text:c="3"/>CREATE FUNCTION Grade(mark int)</text:p>
      <text:p text:style-name="P154"><text:s text:c="3"/>returns varchar(20)</text:p>
      <text:p text:style-name="P154"><text:s text:c="3"/>BEGIN</text:p>
      <text:p text:style-name="P154"><text:s text:c="3"/>DECLARE grade varchar(20);</text:p>
      <text:p text:style-name="P154"><text:s text:c="3"/>IF mark&gt;=90 and mark&lt;=100 then set grade='S';</text:p>
      <text:p text:style-name="P154"><text:s text:c="3"/>ELSEIF mark&gt;=80 and mark&lt;90 then set grade='A';</text:p>
      <text:p text:style-name="P154"><text:s text:c="3"/>ELSEIF mark&gt;=70 and mark&lt;80 then set grade='B';</text:p>
      <text:p text:style-name="P154"><text:s text:c="3"/>ELSEIF mark&gt;=60 and mark&lt;70 then set grade='C';</text:p>
      <text:p text:style-name="P154"><text:s text:c="3"/>ELSEIF mark&gt;=50 and mark&lt;60 then set grade='D';</text:p>
      <text:p text:style-name="P154"><text:s text:c="3"/>ELSEIF mark&gt;=40 and mark&lt;50 then set grade='E';</text:p>
      <text:p text:style-name="P154"><text:s text:c="3"/>ELSEIF mark&gt;=0 and mark&lt;40 then set grade='F';</text:p>
      <text:p text:style-name="P154"><text:s text:c="3"/>ELSE set grade='INVALID';</text:p>
      <text:p text:style-name="P154"><text:s text:c="3"/>END IF;</text:p>
      <text:p text:style-name="P154"><text:s text:c="3"/>RETURN grade;</text:p>
      <text:p text:style-name="P154"><text:s text:c="3"/>END; //</text:p>
      <text:p text:style-name="P154"><text:s text:c="3"/>DELIMITER ;</text:p>
      <text:p text:style-name="P154"/>
      <text:p text:style-name="P160">--<text:span text:style-name="T44">&gt;select Grade(some value);</text:span></text:p>
      <text:p text:style-name="P160"/>
      <text:p text:style-name="P160"/>
      <text:p text:style-name="P153">//SELECT CASE WHEN Grades.marks = '95' THEN 'S' WHEN Grades.marks = '85' <text:s/>THEN 'A' when Grades.marks='75' then 'B' when Grades.marks='65' then 'C' when Grades.marks='55' then 'D' when Grades.marks='45' then 'E' when Grades.marks='35' then 'W' <text:s text:c="3"/>ELSE <text:s/>'Fail' END as Grade ,Grades.* <text:s/>from Grades order by marks asc;</text:p>
      <text:list xml:id="list205641129323165" text:continue-numbering="true" text:style-name="WWNum2">
        <text:list-item>
          <text:p text:style-name="P143"><text:span text:style-name="T7">Use IFNULL to check whether an mathematical expression gives a NULL value or not.</text:span><text:span text:style-name="T21">√</text:span></text:p>
        </text:list-item>
      </text:list>
      <text:p text:style-name="P50">Ans: select ifnull(100-NULL,"Yes") as Result;</text:p>
      <text:list xml:id="list205642748677722" text:continue-numbering="true" text:style-name="WWNum2">
        <text:list-item>
          <text:p text:style-name="P150">Grant all the access privileges to a user.<text:span text:style-name="T25">√</text:span></text:p>
        </text:list-item>
      </text:list>
      <text:p text:style-name="P59">Ans: GRANT ALL PRIVILEGES ON OFFICE3.* TO 'root'@'localhost';</text:p>
      <text:p text:style-name="P22"/>
      <text:p text:style-name="P3">---------------</text:p>
      <text:p text:style-name="P6"><text:span text:style-name="Strong"/></text:p>
      <text:p text:style-name="P4"/>
      <text:p text:style-name="P5"><text:soft-page-break/></text:p>
      <text:p text:style-name="P5"/>
      <text:p text:style-name="P20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, serif"/>
    <style:font-face style:name="Ubuntu" svg:font-family="Ubuntu"/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" style:family="paragraph" style:default-outline-level="">
      <style:paragraph-properties fo:text-align="start" style:justify-single-word="false" fo:orphans="0" fo:widows="0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IN" style:font-name-complex="Calibri1" style:font-family-complex="Calibri" style:font-family-generic-complex="system" style:font-pitch-complex="variable"/>
    </style:style>
    <style:style style:name="question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en" style:country-asian="IN" style:font-name-complex="Times New Roman2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en" style:country-asian="IN" style:font-name-complex="Times New Roman2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IITDM</meta:initial-creator>
    <meta:editing-cycles>241</meta:editing-cycles>
    <meta:creation-date>2017-02-28T06:45:00</meta:creation-date>
    <dc:date>2018-04-03T20:56:40.534600643</dc:date>
    <meta:editing-duration>P2DT1H53M18S</meta:editing-duration>
    <meta:generator>LibreOffice/5.1.6.2$Linux_X86_64 LibreOffice_project/10m0$Build-2</meta:generator>
    <meta:document-statistic meta:table-count="0" meta:image-count="0" meta:object-count="0" meta:page-count="7" meta:paragraph-count="175" meta:word-count="1746" meta:character-count="12059" meta:non-whitespace-character-count="1035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